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be_3a_actions_5f_Constants" style:display-name="be:actions_Constants" style:family="table">
      <style:table-properties style:width="6.2681in" table:align="margins"/>
    </style:style>
    <style:style style:name="be_3a_actions_5f_Constants.A" style:display-name="be:actions_Constants.A" style:family="table-column">
      <style:table-column-properties style:column-width="2.0104in" style:rel-column-width="21019*"/>
    </style:style>
    <style:style style:name="be_3a_actions_5f_Constants.B" style:display-name="be:actions_Constants.B" style:family="table-column">
      <style:table-column-properties style:column-width="4.2576in" style:rel-column-width="44516*"/>
    </style:style>
    <style:style style:name="be_3a_actions_5f_Constants.1" style:display-name="be:actions_Constants.1" style:family="table-row">
      <style:table-row-properties style:keep-together="false" fo:keep-together="always"/>
    </style:style>
    <style:style style:name="be_3a_actions_5f_Constants.A1" style:display-name="be:actions_Constants.A1" style:family="table-cell">
      <style:table-cell-properties fo:padding="0.0382in" fo:border-left="0.0007in solid #000000" fo:border-right="none" fo:border-top="0.0007in solid #000000" fo:border-bottom="0.0007in solid #000000"/>
    </style:style>
    <style:style style:name="be_3a_actions_5f_Constants.B1" style:display-name="be:actions_Constants.B1" style:family="table-cell">
      <style:table-cell-properties fo:padding="0.0382in" fo:border="0.0007in solid #000000"/>
    </style:style>
    <style:style style:name="be_3a_actions_5f_Constants.A2" style:display-name="be:actions_Constants.A2" style:family="table-cell">
      <style:table-cell-properties fo:padding="0.0382in" fo:border-left="0.0007in solid #000000" fo:border-right="none" fo:border-top="none" fo:border-bottom="0.0007in solid #000000"/>
    </style:style>
    <style:style style:name="be_3a_actions_5f_Constants.B2" style:display-name="be:actions_Constants.B2" style:family="table-cell">
      <style:table-cell-properties fo:padding="0.0382in" fo:border-left="0.0007in solid #000000" fo:border-right="0.0007in solid #000000" fo:border-top="none" fo:border-bottom="0.0007in solid #000000"/>
    </style:style>
    <style:style style:name="NegotiationMsgFields" style:family="table">
      <style:table-properties style:width="6.2681in" table:align="margins"/>
    </style:style>
    <style:style style:name="NegotiationMsgFields.A" style:family="table-column">
      <style:table-column-properties style:column-width="1.9896in" style:rel-column-width="20801*"/>
    </style:style>
    <style:style style:name="NegotiationMsgFields.B" style:family="table-column">
      <style:table-column-properties style:column-width="4.2785in" style:rel-column-width="44734*"/>
    </style:style>
    <style:style style:name="NegotiationMsgFields.1" style:family="table-row">
      <style:table-row-properties style:keep-together="false" fo:keep-together="always"/>
    </style:style>
    <style:style style:name="NegotiationMsgFields.A1" style:family="table-cell">
      <style:table-cell-properties fo:padding="0.0382in" fo:border-left="0.0007in solid #000000" fo:border-right="none" fo:border-top="0.0007in solid #000000" fo:border-bottom="0.0007in solid #000000"/>
    </style:style>
    <style:style style:name="NegotiationMsgFields.B1" style:family="table-cell">
      <style:table-cell-properties fo:padding="0.0382in" fo:border="0.0007in solid #000000"/>
    </style:style>
    <style:style style:name="NegotiationMsgFields.A2" style:family="table-cell">
      <style:table-cell-properties fo:padding="0.0382in" fo:border-left="0.0007in solid #000000" fo:border-right="none" fo:border-top="none" fo:border-bottom="0.0007in solid #000000"/>
    </style:style>
    <style:style style:name="NegotiationMsgFields.B2" style:family="table-cell">
      <style:table-cell-properties fo:padding="0.0382in" fo:border-left="0.0007in solid #000000" fo:border-right="0.0007in solid #000000" fo:border-top="none" fo:border-bottom="0.0007in solid #000000"/>
    </style:style>
    <style:style style:name="CommonBBitmapFlags" style:family="table">
      <style:table-properties style:width="6.2681in" table:align="margins"/>
    </style:style>
    <style:style style:name="CommonBBitmapFlags.A" style:family="table-column">
      <style:table-column-properties style:column-width="2.1667in" style:rel-column-width="22653*"/>
    </style:style>
    <style:style style:name="CommonBBitmapFlags.B" style:family="table-column">
      <style:table-column-properties style:column-width="4.1014in" style:rel-column-width="42882*"/>
    </style:style>
    <style:style style:name="CommonBBitmapFlags.A1" style:family="table-cell">
      <style:table-cell-properties fo:padding="0.0382in" fo:border-left="0.0007in solid #000000" fo:border-right="none" fo:border-top="0.0007in solid #000000" fo:border-bottom="0.0007in solid #000000"/>
    </style:style>
    <style:style style:name="CommonBBitmapFlags.B1" style:family="table-cell">
      <style:table-cell-properties fo:padding="0.0382in" fo:border="0.0007in solid #000000"/>
    </style:style>
    <style:style style:name="CommonBBitmapFlags.A2" style:family="table-cell">
      <style:table-cell-properties fo:padding="0.0382in" fo:border-left="0.0007in solid #000000" fo:border-right="none" fo:border-top="none" fo:border-bottom="0.0007in solid #000000"/>
    </style:style>
    <style:style style:name="CommonBBitmapFla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text-properties officeooo:paragraph-rsid="01095be7"/>
    </style:style>
    <style:style style:name="P5" style:family="paragraph" style:parent-style-name="Standard">
      <style:text-properties officeooo:rsid="010b20af" officeooo:paragraph-rsid="01095be7"/>
    </style:style>
    <style:style style:name="P6" style:family="paragraph" style:parent-style-name="Standard">
      <style:text-properties officeooo:rsid="010d4326" officeooo:paragraph-rsid="010d4326"/>
    </style:style>
    <style:style style:name="P7" style:family="paragraph" style:parent-style-name="Standard">
      <style:text-properties officeooo:rsid="0119dafb"/>
    </style:style>
    <style:style style:name="P8" style:family="paragraph" style:parent-style-name="Standard">
      <style:text-properties officeooo:paragraph-rsid="0140ae7c"/>
    </style:style>
    <style:style style:name="P9" style:family="paragraph" style:parent-style-name="Standard">
      <style:text-properties officeooo:rsid="0141f379" officeooo:paragraph-rsid="0141f379"/>
    </style:style>
    <style:style style:name="P10" style:family="paragraph" style:parent-style-name="Standard">
      <style:text-properties officeooo:rsid="0141f379" officeooo:paragraph-rsid="01458b19"/>
    </style:style>
    <style:style style:name="P11" style:family="paragraph" style:parent-style-name="Standard">
      <style:text-properties officeooo:rsid="0141f379" officeooo:paragraph-rsid="0146737d"/>
    </style:style>
    <style:style style:name="P12" style:family="paragraph" style:parent-style-name="Standard">
      <style:text-properties officeooo:paragraph-rsid="0148ce22"/>
    </style:style>
    <style:style style:name="P13" style:family="paragraph" style:parent-style-name="Standard">
      <style:text-properties officeooo:rsid="0143d851" officeooo:paragraph-rsid="0143d851"/>
    </style:style>
    <style:style style:name="P14" style:family="paragraph" style:parent-style-name="Standard">
      <style:text-properties officeooo:rsid="0146737d" officeooo:paragraph-rsid="0146737d"/>
    </style:style>
    <style:style style:name="P15" style:family="paragraph" style:parent-style-name="Standard">
      <style:text-properties officeooo:rsid="0140ae7c" officeooo:paragraph-rsid="014db38a"/>
    </style:style>
    <style:style style:name="P16" style:family="paragraph" style:parent-style-name="Standard">
      <style:text-properties officeooo:rsid="0140ae7c" officeooo:paragraph-rsid="014f67a4"/>
    </style:style>
    <style:style style:name="P17" style:family="paragraph" style:parent-style-name="Standard">
      <style:text-properties officeooo:rsid="014db38a" officeooo:paragraph-rsid="014db38a"/>
    </style:style>
    <style:style style:name="P18" style:family="paragraph" style:parent-style-name="Standard">
      <style:text-properties officeooo:rsid="014f18ea" officeooo:paragraph-rsid="014db38a"/>
    </style:style>
    <style:style style:name="P19" style:family="paragraph" style:parent-style-name="Standard">
      <style:text-properties officeooo:rsid="014f67a4" officeooo:paragraph-rsid="014f67a4"/>
    </style:style>
    <style:style style:name="P20" style:family="paragraph" style:parent-style-name="Standard">
      <style:text-properties officeooo:rsid="0150c2da" officeooo:paragraph-rsid="01521bd3"/>
    </style:style>
    <style:style style:name="P21" style:family="paragraph" style:parent-style-name="Standard">
      <style:text-properties officeooo:rsid="0150c2da" officeooo:paragraph-rsid="01527622"/>
    </style:style>
    <style:style style:name="P22" style:family="paragraph" style:parent-style-name="Standard">
      <style:text-properties officeooo:rsid="0150c2da" officeooo:paragraph-rsid="0152d8fb"/>
    </style:style>
    <style:style style:name="P23" style:family="paragraph" style:parent-style-name="Standard">
      <style:text-properties officeooo:rsid="0150c2da" officeooo:paragraph-rsid="015a080a"/>
    </style:style>
    <style:style style:name="P24" style:family="paragraph" style:parent-style-name="Standard">
      <style:text-properties officeooo:rsid="01521bd3" officeooo:paragraph-rsid="01521bd3"/>
    </style:style>
    <style:style style:name="P25" style:family="paragraph" style:parent-style-name="Standard">
      <style:text-properties officeooo:rsid="0154d39f" officeooo:paragraph-rsid="0152d8fb"/>
    </style:style>
    <style:style style:name="P26" style:family="paragraph" style:parent-style-name="Standard">
      <style:text-properties officeooo:rsid="01574433" officeooo:paragraph-rsid="01574433"/>
    </style:style>
    <style:style style:name="P27" style:family="paragraph" style:parent-style-name="Standard">
      <style:text-properties officeooo:rsid="01558f17" officeooo:paragraph-rsid="01558f17"/>
    </style:style>
    <style:style style:name="P28" style:family="paragraph" style:parent-style-name="Standard">
      <style:text-properties officeooo:rsid="015a77da" officeooo:paragraph-rsid="015a080a"/>
    </style:style>
    <style:style style:name="P29" style:family="paragraph" style:parent-style-name="Standard">
      <style:text-properties officeooo:rsid="015acba3" officeooo:paragraph-rsid="015acba3"/>
    </style:style>
    <style:style style:name="P30" style:family="paragraph" style:parent-style-name="Standard">
      <style:text-properties officeooo:rsid="015acba3" officeooo:paragraph-rsid="015d24ce"/>
    </style:style>
    <style:style style:name="P31" style:family="paragraph" style:parent-style-name="Standard">
      <style:text-properties officeooo:rsid="015acba3" officeooo:paragraph-rsid="015d5dd5"/>
    </style:style>
    <style:style style:name="P32" style:family="paragraph" style:parent-style-name="Standard">
      <style:text-properties officeooo:rsid="015a080a" officeooo:paragraph-rsid="015d5dd5"/>
    </style:style>
    <style:style style:name="P33" style:family="paragraph" style:parent-style-name="Standard">
      <style:text-properties officeooo:rsid="015a080a" officeooo:paragraph-rsid="015d9fad"/>
    </style:style>
    <style:style style:name="P34" style:family="paragraph" style:parent-style-name="Standard">
      <style:text-properties officeooo:rsid="015a080a" officeooo:paragraph-rsid="0161814e"/>
    </style:style>
    <style:style style:name="P35" style:family="paragraph" style:parent-style-name="Standard">
      <style:text-properties officeooo:rsid="01604049" officeooo:paragraph-rsid="01604049"/>
    </style:style>
    <style:style style:name="P36" style:family="paragraph" style:parent-style-name="Standard">
      <style:text-properties officeooo:rsid="01638385" officeooo:paragraph-rsid="01638385"/>
    </style:style>
    <style:style style:name="P37" style:family="paragraph" style:parent-style-name="Standard" style:master-page-name="">
      <style:paragraph-properties fo:orphans="0" fo:widows="0" style:page-number="auto"/>
    </style:style>
    <style:style style:name="P38" style:family="paragraph" style:parent-style-name="CodeBlock">
      <style:text-properties officeooo:paragraph-rsid="010b20af"/>
    </style:style>
    <style:style style:name="P39" style:family="paragraph" style:parent-style-name="CodeBlock">
      <style:text-properties officeooo:paragraph-rsid="010c76ae"/>
    </style:style>
    <style:style style:name="P40" style:family="paragraph" style:parent-style-name="CodeBlock">
      <style:text-properties officeooo:rsid="010c76ae" officeooo:paragraph-rsid="010b20af"/>
    </style:style>
    <style:style style:name="P41" style:family="paragraph" style:parent-style-name="CodeBlock">
      <style:text-properties officeooo:paragraph-rsid="0119dafb"/>
    </style:style>
    <style:style style:name="P42" style:family="paragraph" style:parent-style-name="CodeBlock">
      <style:text-properties officeooo:rsid="0125a9a6" officeooo:paragraph-rsid="0125a9a6"/>
    </style:style>
    <style:style style:name="P43" style:family="paragraph" style:parent-style-name="CodeBlock">
      <style:text-properties officeooo:paragraph-rsid="015c365d"/>
    </style:style>
    <style:style style:name="P44" style:family="paragraph" style:parent-style-name="CodeBlock">
      <style:text-properties officeooo:rsid="015acba3"/>
    </style:style>
    <style:style style:name="P45" style:family="paragraph" style:parent-style-name="CodeBlock">
      <style:text-properties officeooo:paragraph-rsid="015f2c44"/>
    </style:style>
    <style:style style:name="P46" style:family="paragraph" style:parent-style-name="CodeBlock">
      <style:text-properties officeooo:paragraph-rsid="01604049"/>
    </style:style>
    <style:style style:name="P47" style:family="paragraph" style:parent-style-name="CodeBlock">
      <style:text-properties officeooo:rsid="015f2c44" officeooo:paragraph-rsid="01604049"/>
    </style:style>
    <style:style style:name="P48" style:family="paragraph" style:parent-style-name="CodeBlock">
      <style:text-properties officeooo:rsid="016c2966"/>
    </style:style>
    <style:style style:name="P49" style:family="paragraph" style:parent-style-name="Table_20_Contents">
      <style:text-properties officeooo:paragraph-rsid="0146737d"/>
    </style:style>
    <style:style style:name="P50" style:family="paragraph" style:parent-style-name="Table_20_Contents">
      <style:text-properties officeooo:rsid="0146737d" officeooo:paragraph-rsid="0146737d"/>
    </style:style>
    <style:style style:name="P51" style:family="paragraph" style:parent-style-name="Table_20_Contents">
      <style:text-properties officeooo:paragraph-rsid="01521bd3"/>
    </style:style>
    <style:style style:name="P52" style:family="paragraph" style:parent-style-name="Table_20_Contents">
      <style:text-properties officeooo:rsid="01521bd3" officeooo:paragraph-rsid="01521bd3"/>
    </style:style>
    <style:style style:name="P53" style:family="paragraph" style:parent-style-name="Table_20_Contents">
      <style:text-properties officeooo:paragraph-rsid="01604049"/>
    </style:style>
    <style:style style:name="P54" style:family="paragraph" style:parent-style-name="Table_20_Contents">
      <style:text-properties officeooo:rsid="01604049" officeooo:paragraph-rsid="01604049"/>
    </style:style>
    <style:style style:name="P55" style:family="paragraph" style:parent-style-name="Table_20_Contents">
      <style:paragraph-properties fo:margin-left="0.0972in" fo:margin-right="0.0035in" fo:text-indent="0in" style:auto-text-indent="false"/>
      <style:text-properties officeooo:paragraph-rsid="0146737d"/>
    </style:style>
    <style:style style:name="P56" style:family="paragraph" style:parent-style-name="Table_20_Heading">
      <style:text-properties officeooo:rsid="0146737d" officeooo:paragraph-rsid="0146737d"/>
    </style:style>
    <style:style style:name="P57" style:family="paragraph" style:parent-style-name="Table_20_Heading">
      <style:text-properties officeooo:rsid="01521bd3" officeooo:paragraph-rsid="01521bd3"/>
    </style:style>
    <style:style style:name="P58" style:family="paragraph" style:parent-style-name="Table_20_Heading">
      <style:text-properties officeooo:rsid="01604049" officeooo:paragraph-rsid="01604049"/>
    </style:style>
    <style:style style:name="P59" style:family="paragraph" style:parent-style-name="Standard" style:list-style-name="L1">
      <style:text-properties officeooo:rsid="010421b6" officeooo:paragraph-rsid="010421b6"/>
    </style:style>
    <style:style style:name="P60" style:family="paragraph" style:parent-style-name="Standard" style:list-style-name="L2">
      <style:text-properties officeooo:paragraph-rsid="01558f17"/>
    </style:style>
    <style:style style:name="P61" style:family="paragraph" style:parent-style-name="Standard" style:list-style-name="L2">
      <style:text-properties officeooo:paragraph-rsid="01574433"/>
    </style:style>
    <style:style style:name="P62" style:family="paragraph" style:parent-style-name="Standard">
      <style:text-properties officeooo:paragraph-rsid="017d31ad"/>
    </style:style>
    <style:style style:name="P63" style:family="paragraph" style:parent-style-name="Standard">
      <style:text-properties officeooo:rsid="0119dafb" officeooo:paragraph-rsid="017d31ad"/>
    </style:style>
    <style:style style:name="P64" style:family="paragraph" style:parent-style-name="Heading_20_3">
      <style:text-properties officeooo:rsid="01204d36"/>
    </style:style>
    <style:style style:name="P65" style:family="paragraph" style:parent-style-name="Heading_20_3">
      <style:text-properties officeooo:rsid="0143d851"/>
    </style:style>
    <style:style style:name="P66" style:family="paragraph" style:parent-style-name="Heading_20_3">
      <style:text-properties officeooo:rsid="014f67a4" officeooo:paragraph-rsid="014f67a4"/>
    </style:style>
    <style:style style:name="P67" style:family="paragraph" style:parent-style-name="Heading_20_3">
      <style:text-properties officeooo:rsid="0150c2da"/>
    </style:style>
    <style:style style:name="P68" style:family="paragraph" style:parent-style-name="Heading_20_3">
      <style:text-properties officeooo:rsid="0152d8fb"/>
    </style:style>
    <style:style style:name="P69" style:family="paragraph" style:parent-style-name="Heading_20_3">
      <style:text-properties officeooo:rsid="01558f17"/>
    </style:style>
    <style:style style:name="P70" style:family="paragraph" style:parent-style-name="Heading_20_2">
      <style:text-properties officeooo:rsid="01095be7" officeooo:paragraph-rsid="01095be7"/>
    </style:style>
    <style:style style:name="P71" style:family="paragraph" style:parent-style-name="Heading_20_2">
      <style:text-properties officeooo:rsid="0141f379"/>
    </style:style>
    <style:style style:name="P72" style:family="paragraph" style:parent-style-name="Heading_20_2">
      <style:text-properties officeooo:rsid="01584f61"/>
    </style:style>
    <style:style style:name="P73" style:family="paragraph" style:parent-style-name="Heading_20_2">
      <style:text-properties officeooo:rsid="015d9fad"/>
    </style:style>
    <style:style style:name="P74" style:family="paragraph" style:parent-style-name="Heading_20_2">
      <style:text-properties officeooo:rsid="0162f6ef"/>
    </style:style>
    <style:style style:name="P75" style:family="paragraph" style:parent-style-name="Heading_20_2">
      <style:paragraph-properties fo:break-before="page"/>
      <style:text-properties officeooo:rsid="010421b6"/>
    </style:style>
    <style:style style:name="T1" style:family="text">
      <style:text-properties officeooo:rsid="010273a6"/>
    </style:style>
    <style:style style:name="T2" style:family="text">
      <style:text-properties officeooo:rsid="010421b6"/>
    </style:style>
    <style:style style:name="T3" style:family="text">
      <style:text-properties officeooo:rsid="01057399"/>
    </style:style>
    <style:style style:name="T4" style:family="text">
      <style:text-properties officeooo:rsid="01070f67"/>
    </style:style>
    <style:style style:name="T5" style:family="text">
      <style:text-properties officeooo:rsid="0108a634"/>
    </style:style>
    <style:style style:name="T6" style:family="text">
      <style:text-properties officeooo:rsid="01095be7"/>
    </style:style>
    <style:style style:name="T7" style:family="text">
      <style:text-properties officeooo:rsid="010b20af"/>
    </style:style>
    <style:style style:name="T8" style:family="text">
      <style:text-properties officeooo:rsid="010c76ae"/>
    </style:style>
    <style:style style:name="T9" style:family="text">
      <style:text-properties officeooo:rsid="010d4326"/>
    </style:style>
    <style:style style:name="T10" style:family="text">
      <style:text-properties officeooo:rsid="010e65bd"/>
    </style:style>
    <style:style style:name="T11" style:family="text">
      <style:text-properties officeooo:rsid="010f287d"/>
    </style:style>
    <style:style style:name="T12" style:family="text">
      <style:text-properties officeooo:rsid="01110a0c"/>
    </style:style>
    <style:style style:name="T13" style:family="text">
      <style:text-properties officeooo:rsid="01122a98"/>
    </style:style>
    <style:style style:name="T14" style:family="text">
      <style:text-properties officeooo:rsid="0116ed53"/>
    </style:style>
    <style:style style:name="T15" style:family="text">
      <style:text-properties officeooo:rsid="01185785"/>
    </style:style>
    <style:style style:name="T16" style:family="text">
      <style:text-properties officeooo:rsid="0119dafb"/>
    </style:style>
    <style:style style:name="T17" style:family="text">
      <style:text-properties officeooo:rsid="011c78f4"/>
    </style:style>
    <style:style style:name="T18" style:family="text">
      <style:text-properties officeooo:rsid="011dbce8"/>
    </style:style>
    <style:style style:name="T19" style:family="text">
      <style:text-properties officeooo:rsid="011e6113"/>
    </style:style>
    <style:style style:name="T20" style:family="text">
      <style:text-properties officeooo:rsid="0130c349"/>
    </style:style>
    <style:style style:name="T21" style:family="text">
      <style:text-properties officeooo:rsid="0140ae7c"/>
    </style:style>
    <style:style style:name="T22" style:family="text">
      <style:text-properties officeooo:rsid="01438e95"/>
    </style:style>
    <style:style style:name="T23" style:family="text">
      <style:text-properties officeooo:rsid="0143d851"/>
    </style:style>
    <style:style style:name="T24" style:family="text">
      <style:text-properties officeooo:rsid="0144be29"/>
    </style:style>
    <style:style style:name="T25" style:family="text">
      <style:text-properties officeooo:rsid="01458b19"/>
    </style:style>
    <style:style style:name="T26" style:family="text">
      <style:text-properties officeooo:rsid="01466c77"/>
    </style:style>
    <style:style style:name="T27" style:family="text">
      <style:text-properties officeooo:rsid="0146737d"/>
    </style:style>
    <style:style style:name="T28" style:family="text">
      <style:text-properties officeooo:rsid="0148ce22"/>
    </style:style>
    <style:style style:name="T29" style:family="text">
      <style:text-properties officeooo:rsid="0149a816"/>
    </style:style>
    <style:style style:name="T30" style:family="text">
      <style:text-properties officeooo:rsid="014a10ad"/>
    </style:style>
    <style:style style:name="T31" style:family="text">
      <style:text-properties officeooo:rsid="014be970"/>
    </style:style>
    <style:style style:name="T32" style:family="text">
      <style:text-properties officeooo:rsid="014d1f2c"/>
    </style:style>
    <style:style style:name="T33" style:family="text">
      <style:text-properties officeooo:rsid="014db38a"/>
    </style:style>
    <style:style style:name="T34" style:family="text">
      <style:text-properties officeooo:rsid="014f18ea"/>
    </style:style>
    <style:style style:name="T35" style:family="text">
      <style:text-properties officeooo:rsid="014f67a4"/>
    </style:style>
    <style:style style:name="T36" style:family="text">
      <style:text-properties officeooo:rsid="0150808d"/>
    </style:style>
    <style:style style:name="T37" style:family="text">
      <style:text-properties officeooo:rsid="01510b03"/>
    </style:style>
    <style:style style:name="T38" style:family="text">
      <style:text-properties officeooo:rsid="01521bd3"/>
    </style:style>
    <style:style style:name="T39" style:family="text">
      <style:text-properties officeooo:rsid="01527622"/>
    </style:style>
    <style:style style:name="T40" style:family="text">
      <style:text-properties officeooo:rsid="0152d8fb"/>
    </style:style>
    <style:style style:name="T41" style:family="text">
      <style:text-properties officeooo:rsid="01541412"/>
    </style:style>
    <style:style style:name="T42" style:family="text">
      <style:text-properties officeooo:rsid="0154d39f"/>
    </style:style>
    <style:style style:name="T43" style:family="text">
      <style:text-properties officeooo:rsid="01558f17"/>
    </style:style>
    <style:style style:name="T44" style:family="text">
      <style:text-properties officeooo:rsid="01574433"/>
    </style:style>
    <style:style style:name="T45" style:family="text">
      <style:text-properties officeooo:rsid="015a080a"/>
    </style:style>
    <style:style style:name="T46" style:family="text">
      <style:text-properties officeooo:rsid="015a77da"/>
    </style:style>
    <style:style style:name="T47" style:family="text">
      <style:text-properties officeooo:rsid="015acba3"/>
    </style:style>
    <style:style style:name="T48" style:family="text">
      <style:text-properties officeooo:rsid="015d24ce"/>
    </style:style>
    <style:style style:name="T49" style:family="text">
      <style:text-properties officeooo:rsid="015d5dd5"/>
    </style:style>
    <style:style style:name="T50" style:family="text">
      <style:text-properties officeooo:rsid="015d9fad"/>
    </style:style>
    <style:style style:name="T51" style:family="text">
      <style:text-properties officeooo:rsid="015f2c44"/>
    </style:style>
    <style:style style:name="T52" style:family="text">
      <style:text-properties officeooo:rsid="01604049"/>
    </style:style>
    <style:style style:name="T53" style:family="text">
      <style:text-properties officeooo:rsid="0161814e"/>
    </style:style>
    <style:style style:name="T54" style:family="text">
      <style:text-properties officeooo:rsid="01623933"/>
    </style:style>
    <style:style style:name="T55" style:family="text">
      <style:text-properties officeooo:rsid="01642347"/>
    </style:style>
    <style:style style:name="T56" style:family="text">
      <style:text-properties officeooo:rsid="0165413e"/>
    </style:style>
    <style:style style:name="T57" style:family="text">
      <style:text-properties officeooo:rsid="0165a54b"/>
    </style:style>
    <style:style style:name="T58" style:family="text">
      <style:text-properties officeooo:rsid="016a50f3"/>
    </style:style>
    <style:style style:name="T59" style:family="text">
      <style:text-properties officeooo:rsid="016c2966"/>
    </style:style>
    <style:style style:name="T60" style:family="text">
      <style:text-properties officeooo:rsid="0174c8ad"/>
    </style:style>
    <style:style style:name="T61" style:family="text">
      <style:text-properties officeooo:rsid="01765e53"/>
    </style:style>
    <style:style style:name="T62" style:family="text">
      <style:text-properties officeooo:rsid="0176c012"/>
    </style:style>
    <style:style style:name="T63" style:family="text">
      <style:text-properties officeooo:rsid="01795469"/>
    </style:style>
    <style:style style:name="T64" style:family="text">
      <style:text-properties officeooo:rsid="01797dfc"/>
    </style:style>
    <style:style style:name="T65" style:family="text">
      <style:text-properties officeooo:rsid="017b602e"/>
    </style:style>
    <style:style style:name="T66" style:family="text">
      <style:text-properties officeooo:rsid="017d31a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text:span text:style-name="T1">20</text:span></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All material © 201<text:span text:style-name="T58">1</text:span> DarkWyrm</text:p>
      <text:h text:style-name="P75" text:outline-level="2">Drag and Drop Support</text:h>
      <text:p text:style-name="Text_20_body">Drag and drop is one of the easiest ways to integrate your program with others in the system. Many times developers will create their new 133t project in a vacuum, forgetting the fact that the user does not use this new project in a vacuum, but<text:span text:style-name="T60"> often </text:span>in conjunction with other programs. For example, working on a document in a word processor may also require occasionally jumping to an image editor for adding pictures to the user's document. By adding drag and drop support, you enable the user to work much faster. Depending on how you implement it in your programs, adding drop support can be dead simple, <text:span text:style-name="T56">with</text:span><text:span text:style-name="T55"> </text:span>drag support only a little harder.</text:p>
      <text:p text:style-name="Text_20_body"><text:span text:style-name="T2">According to the Be Book, within Haiku there are two ways to do drag and drop: the simple way and the negotiated way. Both rely on messaging to get the job done. The simple way packages some data into </text:span><text:span text:style-name="T57">a</text:span><text:span text:style-name="T2"> message which is sent to the target when the button is released. The receiving program recognizes the data and takes appropriate actions. Negotiated drag and drop</text:span><text:span text:style-name="T3">, while conjuring up images of a shady character </text:span><text:span text:style-name="T4">in some back alley </text:span><text:span text:style-name="T3">asking a mild-mannered businessman </text:span><text:span text:style-name="T5">about </text:span><text:span text:style-name="T3">a watch, </text:span><text:span text:style-name="T2">works like this:</text:span></text:p>
      <text:list xml:id="list1652130407" text:style-name="L1">
        <text:list-item>
          <text:p text:style-name="P59">The sender places into the drag message format-related data fields, which we'll get to in a moment.</text:p>
        </text:list-item>
        <text:list-item>
          <text:p text:style-name="P59">The receiver reads through the format fields and replies with a request for the desired data format and possibly the desired actions to be performed on the data.</text:p>
        </text:list-item>
        <text:list-item>
          <text:p text:style-name="P59">The sender receives the reply, performs any requested <text:span text:style-name="T60">actions </text:span>on the data, and sends the data itself in the requested format.</text:p>
        </text:list-item>
        <text:list-item>
          <text:p text:style-name="P59">The receiver reads the data from this second message and does whatever it chooses with it.</text:p>
        </text:list-item>
      </text:list>
      <text:h text:style-name="P70" text:outline-level="2">Simple Drag and Drop</text:h>
      <text:p text:style-name="P4"><text:span text:style-name="T6">If you do nothing else in your programs, handle simple drops. </text:span><text:span text:style-name="T7">Very little effort on your part is required to do so because it's just a little extra code in a BView's </text:span><text:span text:style-name="Code"><text:span text:style-name="T7">MessageReceived()</text:span></text:span><text:span text:style-name="T7"> method which does this:</text:span></text:p>
      <text:p text:style-name="P5"/>
      <text:p text:style-name="CodeBlock"><text:span text:style-name="keyword3_5f_cpp"><text:span text:style-name="T7">void</text:span></text:span></text:p>
      <text:p text:style-name="CodeBlock"><text:span text:style-name="T12">MyControl</text:span><text:span text:style-name="symbol4_5f_cpp"><text:span text:style-name="T12">::</text:span></text:span><text:span text:style-name="member1_5f_cpp"><text:span text:style-name="T7">MessageReceived</text:span></text:span><text:span text:style-name="symbol0_5f_cpp"><text:span text:style-name="T7">(</text:span></text:span><text:span text:style-name="T7">BMessage </text:span><text:span text:style-name="symbol2_5f_cpp"><text:span text:style-name="T7">*</text:span></text:span><text:span text:style-name="T7">msg</text:span><text:span text:style-name="symbol0_5f_cpp"><text:span text:style-name="T7">)</text:span></text:span></text:p>
      <text:p text:style-name="P38"><text:span text:style-name="symbol0_5f_cpp"><text:span text:style-name="T7">{</text:span></text:span></text:p>
      <text:p text:style-name="P38"><text:span text:style-name="T7"><text:tab/></text:span><text:span text:style-name="keyword0_5f_cpp"><text:span text:style-name="T8">if</text:span></text:span><text:span text:style-name="T8"> </text:span><text:span text:style-name="symbol0_5f_cpp"><text:span text:style-name="T8">(</text:span></text:span><text:span text:style-name="T8">msg</text:span><text:span text:style-name="symbol2_5f_cpp"><text:span text:style-name="T8">-</text:span></text:span><text:span text:style-name="symbol1_5f_cpp"><text:span text:style-name="T8">&gt;</text:span></text:span><text:span text:style-name="T8">WasDropped</text:span><text:span text:style-name="symbol0_5f_cpp"><text:span text:style-name="T8">())</text:span></text:span></text:p>
      <text:p text:style-name="P38"><text:span text:style-name="T8"><text:tab/></text:span><text:span text:style-name="symbol0_5f_cpp"><text:span text:style-name="T8">{</text:span></text:span></text:p>
      <text:p text:style-name="P38"><text:span text:style-name="T8"><text:tab/><text:tab/></text:span><text:span text:style-name="comment0_5f_cpp"><text:span text:style-name="T8">// Here's where your drop support goes.</text:span></text:span></text:p>
      <text:p text:style-name="P38"><text:span text:style-name="T8"><text:tab/><text:tab/>entry_ref ref</text:span><text:span text:style-name="symbol4_5f_cpp"><text:span text:style-name="T8">;</text:span></text:span></text:p>
      <text:p text:style-name="P38"><text:span text:style-name="T8"><text:tab/><text:tab/>int32 i </text:span><text:span text:style-name="symbol1_5f_cpp"><text:span text:style-name="T8">=</text:span></text:span><text:span text:style-name="T8"> </text:span><text:span text:style-name="number_5f_cpp"><text:span text:style-name="T8">0</text:span></text:span><text:span text:style-name="symbol4_5f_cpp"><text:span text:style-name="T8">;</text:span></text:span></text:p>
      <text:p text:style-name="P38"><text:span text:style-name="T8"><text:tab/><text:tab/></text:span><text:span text:style-name="keyword0_5f_cpp"><text:span text:style-name="T8">while</text:span></text:span><text:span text:style-name="T8"> </text:span><text:span text:style-name="symbol0_5f_cpp"><text:span text:style-name="T8">(</text:span></text:span><text:span text:style-name="T8">msg</text:span><text:span text:style-name="symbol2_5f_cpp"><text:span text:style-name="T8">-</text:span></text:span><text:span text:style-name="symbol1_5f_cpp"><text:span text:style-name="T8">&gt;</text:span></text:span><text:span text:style-name="T8">FindRef</text:span><text:span text:style-name="symbol0_5f_cpp"><text:span text:style-name="T8">(</text:span></text:span><text:span text:style-name="string_5f_cpp"><text:span text:style-name="T8">"refs"</text:span></text:span><text:span text:style-name="T8">, i</text:span><text:span text:style-name="symbol2_5f_cpp"><text:span text:style-name="T8">++</text:span></text:span><text:span text:style-name="T8">, </text:span><text:span text:style-name="symbol3_5f_cpp"><text:span text:style-name="T8">&amp;</text:span></text:span><text:span text:style-name="T8">ref</text:span><text:span text:style-name="symbol0_5f_cpp"><text:span text:style-name="T8">)</text:span></text:span><text:span text:style-name="T8"> </text:span><text:span text:style-name="symbol1_5f_cpp"><text:span text:style-name="T8">==</text:span></text:span><text:span text:style-name="T8"> B_OK</text:span><text:span text:style-name="symbol0_5f_cpp"><text:span text:style-name="T8">)</text:span></text:span></text:p>
      <text:p text:style-name="P39"><text:span text:style-name="T8"><text:tab/><text:tab/><text:tab/></text:span><text:span text:style-name="keyword2_5f_cpp"><text:span text:style-name="T8">printf</text:span></text:span><text:span text:style-name="T8"> </text:span><text:span text:style-name="symbol0_5f_cpp"><text:span text:style-name="T8">(</text:span></text:span><text:span text:style-name="string_5f_cpp"><text:span text:style-name="T8">"File dropped: %s\n"</text:span></text:span><text:span text:style-name="T8">, ref.</text:span><text:span text:style-name="member0_5f_cpp"><text:span text:style-name="T8">name</text:span></text:span><text:span text:style-name="symbol0_5f_cpp"><text:span text:style-name="T8">)</text:span></text:span><text:span text:style-name="symbol4_5f_cpp"><text:span text:style-name="T8">;</text:span></text:span></text:p>
      <text:p text:style-name="P38"><text:span text:style-name="T8"><text:tab/></text:span><text:span text:style-name="symbol0_5f_cpp"><text:span text:style-name="T8">}</text:span></text:span></text:p>
      <text:p text:style-name="P40"><text:tab/></text:p>
      <text:p text:style-name="P38"><text:span text:style-name="T7"><text:tab/></text:span><text:span text:style-name="keyword0_5f_cpp"><text:span text:style-name="T7">switch</text:span></text:span><text:span text:style-name="T7"> </text:span><text:span text:style-name="symbol0_5f_cpp"><text:span text:style-name="T7">(</text:span></text:span><text:span text:style-name="T7">msg</text:span><text:span text:style-name="symbol2_5f_cpp"><text:span text:style-name="T7">-</text:span></text:span><text:span text:style-name="symbol1_5f_cpp"><text:span text:style-name="T7">&gt;</text:span></text:span><text:span text:style-name="T7">what</text:span><text:span text:style-name="symbol0_5f_cpp"><text:span text:style-name="T7">)</text:span></text:span></text:p>
      <text:p text:style-name="P38"><text:span text:style-name="T7"><text:tab/></text:span><text:span text:style-name="symbol0_5f_cpp"><text:span text:style-name="T7">{</text:span></text:span></text:p>
      <text:p text:style-name="P38"><text:span text:style-name="T7"><text:tab/><text:tab/></text:span><text:span text:style-name="keyword0_5f_cpp"><text:span text:style-name="T7">default</text:span></text:span><text:span text:style-name="symbol4_5f_cpp"><text:span text:style-name="T7">:</text:span></text:span></text:p>
      <text:p text:style-name="P38"><text:span text:style-name="T7"><text:tab/><text:tab/></text:span><text:span text:style-name="symbol0_5f_cpp"><text:span text:style-name="T7">{</text:span></text:span></text:p>
      <text:p text:style-name="P38"><text:span text:style-name="T7"><text:tab/><text:tab/><text:tab/>BView</text:span><text:span text:style-name="symbol4_5f_cpp"><text:span text:style-name="T7">::</text:span></text:span><text:span text:style-name="member1_5f_cpp"><text:span text:style-name="T7">MessageReceived</text:span></text:span><text:span text:style-name="symbol0_5f_cpp"><text:span text:style-name="T7">(</text:span></text:span><text:span text:style-name="T7">msg</text:span><text:span text:style-name="symbol0_5f_cpp"><text:span text:style-name="T7">)</text:span></text:span><text:span text:style-name="symbol4_5f_cpp"><text:span text:style-name="T7">;</text:span></text:span></text:p>
      <text:p text:style-name="P38"><text:span text:style-name="T7"><text:tab/><text:tab/><text:tab/></text:span><text:span text:style-name="keyword0_5f_cpp"><text:span text:style-name="T7">break</text:span></text:span><text:span text:style-name="symbol4_5f_cpp"><text:span text:style-name="T7">;</text:span></text:span></text:p>
      <text:p text:style-name="P38"><text:span text:style-name="T7"><text:tab/><text:tab/></text:span><text:span text:style-name="symbol0_5f_cpp"><text:span text:style-name="T7">}</text:span></text:span></text:p>
      <text:p text:style-name="P38"><text:span text:style-name="T7"><text:tab/></text:span><text:span text:style-name="symbol0_5f_cpp"><text:span text:style-name="T7">}</text:span></text:span><text:span text:style-name="T7"><text:line-break/></text:span><text:span text:style-name="symbol0_5f_cpp"><text:span text:style-name="T7">}</text:span></text:span></text:p>
      <text:p text:style-name="P6"/>
      <text:p text:style-name="Text_20_body"><text:soft-page-break/><text:span text:style-name="T9">Our example here doesn't do very much. The most common form that drop support takes is dragging one or more files from a Tracker window and dropping them onto a control in your program. When this happens, the message has an </text:span><text:span text:style-name="Code"><text:span text:style-name="T9">entry_ref</text:span></text:span><text:span text:style-name="T9"> in the </text:span><text:span text:style-name="Code"><text:span text:style-name="T9">"refs"</text:span></text:span><text:span text:style-name="T9"> field for each file dropped. </text:span><text:span text:style-name="T10">Once your program has read each ref, it can do whatever it likes. The above example just prints the name of each file dropped to the Terminal. Many times your program will check each files</text:span><text:span text:style-name="T11">'</text:span><text:span text:style-name="T10"> type and open those which it supports.</text:span></text:p>
      <text:p text:style-name="P62"><text:span text:style-name="T13">Simple drag support is almost as easy. It will require the implementation of a BView method which we have not discussed before: </text:span><text:span text:style-name="Code"><text:span text:style-name="T13">MouseDown()</text:span></text:span><text:span text:style-name="Code">.</text:span> <text:span text:style-name="T14">The main purpose behind </text:span><text:span text:style-name="Code"><text:span text:style-name="T14">MouseDown()</text:span></text:span><text:span text:style-name="T14"> </text:span><text:span text:style-name="T20">is</text:span><text:span text:style-name="T14"> to start tracking </text:span><text:span text:style-name="T20">the mouse </text:span><text:span text:style-name="T66">and start the drag operation</text:span><text:span text:style-name="T14">. </text:span><text:span text:style-name="T15">Once </text:span><text:span text:style-name="Code"><text:span text:style-name="T15">DragMessage()</text:span></text:span><text:span text:style-name="T15"> is invoked, the system handles the rest.</text:span></text:p>
      <text:p text:style-name="P7"/>
      <text:p text:style-name="CodeBlock"><text:span text:style-name="keyword3_5f_cpp"><text:span text:style-name="T16">void</text:span></text:span><text:span text:style-name="T16"> DragMessage</text:span><text:span text:style-name="symbol0_5f_cpp"><text:span text:style-name="T16">(</text:span></text:span><text:span text:style-name="T16">BMessage </text:span><text:span text:style-name="symbol2_5f_cpp"><text:span text:style-name="T16">*</text:span></text:span><text:span text:style-name="T16">msg, BRect rect, BHandler </text:span><text:span text:style-name="symbol2_5f_cpp"><text:span text:style-name="T16">*</text:span></text:span><text:span text:style-name="T16">replyTarget </text:span><text:span text:style-name="symbol1_5f_cpp"><text:span text:style-name="T16">=</text:span></text:span><text:span text:style-name="T16"> </text:span><text:span text:style-name="keyword1_5f_cpp"><text:span text:style-name="T16">NULL</text:span></text:span><text:span text:style-name="symbol0_5f_cpp"><text:span text:style-name="T16">)</text:span></text:span><text:span text:style-name="symbol4_5f_cpp"><text:span text:style-name="T16">;</text:span></text:span></text:p>
      <text:p text:style-name="P41"><text:span text:style-name="keyword3_5f_cpp"><text:span text:style-name="T16">void</text:span></text:span><text:span text:style-name="T16"> DragMessage</text:span><text:span text:style-name="symbol0_5f_cpp"><text:span text:style-name="T16">(</text:span></text:span><text:span text:style-name="T16">BMessage </text:span><text:span text:style-name="symbol2_5f_cpp"><text:span text:style-name="T16">*</text:span></text:span><text:span text:style-name="T16">msg, BBitmap </text:span><text:span text:style-name="symbol2_5f_cpp"><text:span text:style-name="T16">*</text:span></text:span><text:span text:style-name="T16">bitmap, BPoint pt,</text:span></text:p>
      <text:p text:style-name="P41"><text:span text:style-name="T16"><text:tab/><text:tab/><text:tab/>BHandler </text:span><text:span text:style-name="symbol2_5f_cpp"><text:span text:style-name="T16">*</text:span></text:span><text:span text:style-name="T16">replyTarget </text:span><text:span text:style-name="symbol1_5f_cpp"><text:span text:style-name="T16">=</text:span></text:span><text:span text:style-name="T16"> </text:span><text:span text:style-name="keyword1_5f_cpp"><text:span text:style-name="T16">NULL</text:span></text:span><text:span text:style-name="symbol0_5f_cpp"><text:span text:style-name="T16">)</text:span></text:span><text:span text:style-name="symbol4_5f_cpp"><text:span text:style-name="T16">;</text:span></text:span></text:p>
      <text:p text:style-name="P41"><text:span text:style-name="keyword3_5f_cpp"><text:span text:style-name="T16">void</text:span></text:span><text:span text:style-name="T16"> DragMessage</text:span><text:span text:style-name="symbol0_5f_cpp"><text:span text:style-name="T16">(</text:span></text:span><text:span text:style-name="T16">BMessage </text:span><text:span text:style-name="symbol2_5f_cpp"><text:span text:style-name="T16">*</text:span></text:span><text:span text:style-name="T16">msg, BBitmap </text:span><text:span text:style-name="symbol2_5f_cpp"><text:span text:style-name="T16">*</text:span></text:span><text:span text:style-name="T16">bitmap, BPoint pt,</text:span></text:p>
      <text:p text:style-name="P41"><text:span text:style-name="T16"><text:tab/><text:tab/><text:tab/>drawing_mode mode, BHandler </text:span><text:span text:style-name="symbol2_5f_cpp"><text:span text:style-name="T16">*</text:span></text:span><text:span text:style-name="T16">replyTarget </text:span><text:span text:style-name="symbol1_5f_cpp"><text:span text:style-name="T16">=</text:span></text:span><text:span text:style-name="T16"> </text:span><text:span text:style-name="keyword1_5f_cpp"><text:span text:style-name="T16">NULL</text:span></text:span><text:span text:style-name="symbol0_5f_cpp"><text:span text:style-name="T16">)</text:span></text:span><text:span text:style-name="symbol4_5f_cpp"><text:span text:style-name="T16">;</text:span></text:span></text:p>
      <text:p text:style-name="P63"><text:span text:style-name="T14"/></text:p>
      <text:p text:style-name="Text_20_body"><text:span text:style-name="T66">Advanced handling of drag support can also mean implementing</text:span><text:span text:style-name="T13"> </text:span><text:span text:style-name="Code"><text:span text:style-name="T13">MouseMoved()</text:span></text:span><text:span text:style-name="T66">.</text:span><text:span text:style-name="T13"> </text:span><text:span text:style-name="T14"><text:s/></text:span><text:span text:style-name="Code"><text:span text:style-name="T15">MouseMoved()</text:span></text:span><text:span text:style-name="T15"> </text:span><text:span text:style-name="T66">can be </text:span><text:span text:style-name="T15">implemented </text:span><text:span text:style-name="T66">to provide feedback to the user, such as where the dragged item will go when it is dropped</text:span><text:span text:style-name="T15">. </text:span><text:span text:style-name="T66">It is common for this kind of feedback for certain situations, such as dropping into a BListView.</text:span></text:p>
      <text:p text:style-name="Text_20_body"><text:span text:style-name="Code"><text:span text:style-name="T16">DragMessage()</text:span></text:span><text:span text:style-name="T16">, </text:span><text:span text:style-name="T18">which initiates the drag session itself, </text:span><text:span text:style-name="T16">is the key function in implementing drag support. </text:span><text:span text:style-name="T17">The message passed to it contains all of the data to be passed to the drop target. The BRect version displays an outline as the user is dragging. The other two versions of </text:span><text:span text:style-name="Code"><text:span text:style-name="T17">DragMessage()</text:span></text:span><text:span text:style-name="T17"> display a picture while the user is dragging. The third version also enables specifying a different drawing mode for displaying the bitmap, which makes possible nifty effects like drag previews which use transparency. </text:span><text:span text:style-name="Code"><text:span text:style-name="T17">replyTarget</text:span></text:span><text:span text:style-name="T17"> is only used for negotiated drag and drop, which we will learn about later </text:span><text:span text:style-name="T19">– for simple drag and drop, we just leave it </text:span><text:span text:style-name="Code"><text:span text:style-name="T19">NULL</text:span></text:span><text:span text:style-name="T19">.</text:span></text:p>
      <text:p text:style-name="Text_20_body">Here is a simple example for a BView which performs drag and drop.</text:p>
      <text:h text:style-name="P64" text:outline-level="3">DragView.h</text:h>
      <text:p text:style-name="CodeBlock"><text:span text:style-name="comment1_5f_cpp"><text:span text:style-name="T59">#ifndef DRAGVIEW_H</text:span></text:span></text:p>
      <text:p text:style-name="CodeBlock"><text:span text:style-name="comment1_5f_cpp"><text:span text:style-name="T59">#define DRAGVIEW_H</text:span></text:span></text:p>
      <text:p text:style-name="P48"/>
      <text:p text:style-name="CodeBlock"><text:span text:style-name="comment1_5f_cpp"><text:span text:style-name="T59">#include &lt;View.h&gt;</text:span></text:span></text:p>
      <text:p text:style-name="P48"/>
      <text:p text:style-name="CodeBlock"><text:span text:style-name="keyword1_5f_cpp"><text:span text:style-name="T59">class</text:span></text:span><text:span text:style-name="T59"> DragView </text:span><text:span text:style-name="symbol4_5f_cpp"><text:span text:style-name="T59">:</text:span></text:span><text:span text:style-name="T59"> </text:span><text:span text:style-name="keyword1_5f_cpp"><text:span text:style-name="T59">public</text:span></text:span><text:span text:style-name="T59"> BView</text:span></text:p>
      <text:p text:style-name="CodeBlock"><text:span text:style-name="symbol0_5f_cpp"><text:span text:style-name="T59">{</text:span></text:span></text:p>
      <text:p text:style-name="CodeBlock"><text:span text:style-name="keyword1_5f_cpp"><text:span text:style-name="T59">public</text:span></text:span><text:span text:style-name="symbol4_5f_cpp"><text:span text:style-name="T59">:</text:span></text:span></text:p>
      <text:p text:style-name="CodeBlock"><text:span text:style-name="T59"><text:tab/><text:tab/><text:tab/>DragView</text:span><text:span text:style-name="symbol0_5f_cpp"><text:span text:style-name="T59">(</text:span></text:span><text:span text:style-name="T59">BRect frame</text:span><text:span text:style-name="symbol0_5f_cpp"><text:span text:style-name="T59">)</text:span></text:span><text:span text:style-name="symbol4_5f_cpp"><text:span text:style-name="T59">;</text:span></text:span></text:p>
      <text:p text:style-name="CodeBlock"><text:span text:style-name="T59"><text:tab/></text:span><text:span text:style-name="keyword3_5f_cpp"><text:span text:style-name="T59">void</text:span></text:span><text:span text:style-name="T59"><text:tab/><text:tab/>MouseDown</text:span><text:span text:style-name="symbol0_5f_cpp"><text:span text:style-name="T59">(</text:span></text:span><text:span text:style-name="T59">BPoint pt</text:span><text:span text:style-name="symbol0_5f_cpp"><text:span text:style-name="T59">)</text:span></text:span><text:span text:style-name="symbol4_5f_cpp"><text:span text:style-name="T59">;</text:span></text:span></text:p>
      <text:p text:style-name="CodeBlock"><text:span text:style-name="T59"><text:tab/></text:span><text:span text:style-name="keyword3_5f_cpp"><text:span text:style-name="T59">void</text:span></text:span><text:span text:style-name="T59"><text:tab/><text:tab/>Draw</text:span><text:span text:style-name="symbol0_5f_cpp"><text:span text:style-name="T59">(</text:span></text:span><text:span text:style-name="T59">BRect update</text:span><text:span text:style-name="symbol0_5f_cpp"><text:span text:style-name="T59">)</text:span></text:span><text:span text:style-name="symbol4_5f_cpp"><text:span text:style-name="T59">;</text:span></text:span></text:p>
      <text:p text:style-name="P48"/>
      <text:p text:style-name="CodeBlock"><text:span text:style-name="keyword1_5f_cpp"><text:span text:style-name="T59">private</text:span></text:span><text:span text:style-name="symbol4_5f_cpp"><text:span text:style-name="T59">:</text:span></text:span></text:p>
      <text:p text:style-name="CodeBlock"><text:span text:style-name="T59"><text:tab/>BRect<text:tab/><text:tab/>fDragRect</text:span><text:span text:style-name="symbol4_5f_cpp"><text:span text:style-name="T59">;</text:span></text:span></text:p>
      <text:p text:style-name="CodeBlock"><text:span text:style-name="symbol0_5f_cpp"><text:span text:style-name="T59">}</text:span></text:span><text:span text:style-name="symbol4_5f_cpp"><text:span text:style-name="T59">;</text:span></text:span></text:p>
      <text:p text:style-name="P48"/>
      <text:p text:style-name="CodeBlock"><text:span text:style-name="comment1_5f_cpp"><text:span text:style-name="T59">#endif</text:span></text:span></text:p>
      <text:h text:style-name="P64" text:outline-level="3"><text:soft-page-break/>DragView.cpp</text:h>
      <text:p text:style-name="CodeBlock"><text:span text:style-name="comment1_5f_cpp"><text:span text:style-name="T59">#include "DragView.h"</text:span></text:span></text:p>
      <text:p text:style-name="P48"/>
      <text:p text:style-name="CodeBlock"><text:span text:style-name="keyword1_5f_cpp"><text:span text:style-name="T59">enum</text:span></text:span></text:p>
      <text:p text:style-name="CodeBlock"><text:span text:style-name="symbol0_5f_cpp"><text:span text:style-name="T59">{</text:span></text:span></text:p>
      <text:p text:style-name="CodeBlock"><text:span text:style-name="T59"><text:tab/>M_DRAG </text:span><text:span text:style-name="symbol1_5f_cpp"><text:span text:style-name="T59">=</text:span></text:span><text:span text:style-name="T59"> </text:span><text:span text:style-name="string_5f_cpp"><text:span text:style-name="T59">'drag'</text:span></text:span></text:p>
      <text:p text:style-name="CodeBlock"><text:span text:style-name="symbol0_5f_cpp"><text:span text:style-name="T59">}</text:span></text:span><text:span text:style-name="symbol4_5f_cpp"><text:span text:style-name="T59">;</text:span></text:span></text:p>
      <text:p text:style-name="P48"/>
      <text:p text:style-name="P48"/>
      <text:p text:style-name="CodeBlock"><text:span text:style-name="T59">DragView</text:span><text:span text:style-name="symbol4_5f_cpp"><text:span text:style-name="T59">::</text:span></text:span><text:span text:style-name="member1_5f_cpp"><text:span text:style-name="T59">DragView</text:span></text:span><text:span text:style-name="symbol0_5f_cpp"><text:span text:style-name="T59">(</text:span></text:span><text:span text:style-name="T59">BRect frame</text:span><text:span text:style-name="symbol0_5f_cpp"><text:span text:style-name="T59">)</text:span></text:span></text:p>
      <text:p text:style-name="CodeBlock"><text:span text:style-name="T59"><text:tab/></text:span><text:span text:style-name="symbol4_5f_cpp"><text:span text:style-name="T59">:</text:span></text:span><text:span text:style-name="T59"><text:tab/>BView</text:span><text:span text:style-name="symbol0_5f_cpp"><text:span text:style-name="T59">(</text:span></text:span><text:span text:style-name="T59">frame, </text:span><text:span text:style-name="string_5f_cpp"><text:span text:style-name="T59">"dragview"</text:span></text:span><text:span text:style-name="T59">, B_FOLLOW_LEFT </text:span><text:span text:style-name="symbol3_5f_cpp"><text:span text:style-name="T59">|</text:span></text:span><text:span text:style-name="T59"> B_FOLLOW_TOP,</text:span></text:p>
      <text:p text:style-name="CodeBlock"><text:span text:style-name="T59"><text:tab/><text:tab/><text:tab/>B_WILL_DRAW</text:span><text:span text:style-name="symbol0_5f_cpp"><text:span text:style-name="T59">)</text:span></text:span><text:span text:style-name="T59">,</text:span></text:p>
      <text:p text:style-name="CodeBlock"><text:span text:style-name="T59"><text:tab/><text:tab/>fDragRect</text:span><text:span text:style-name="symbol0_5f_cpp"><text:span text:style-name="T59">(</text:span></text:span><text:span text:style-name="number_5f_cpp"><text:span text:style-name="T59">10</text:span></text:span><text:span text:style-name="T59">, </text:span><text:span text:style-name="number_5f_cpp"><text:span text:style-name="T59">10</text:span></text:span><text:span text:style-name="T59">, </text:span><text:span text:style-name="number_5f_cpp"><text:span text:style-name="T59">50</text:span></text:span><text:span text:style-name="T59">, </text:span><text:span text:style-name="number_5f_cpp"><text:span text:style-name="T59">50</text:span></text:span><text:span text:style-name="symbol0_5f_cpp"><text:span text:style-name="T59">)</text:span></text:span></text:p>
      <text:p text:style-name="CodeBlock"><text:span text:style-name="symbol0_5f_cpp"><text:span text:style-name="T59">{</text:span></text:span></text:p>
      <text:p text:style-name="CodeBlock"><text:span text:style-name="symbol0_5f_cpp"><text:span text:style-name="T59">}</text:span></text:span></text:p>
      <text:p text:style-name="P48"/>
      <text:p text:style-name="P48"/>
      <text:p text:style-name="CodeBlock"><text:span text:style-name="keyword3_5f_cpp"><text:span text:style-name="T59">void</text:span></text:span></text:p>
      <text:p text:style-name="CodeBlock"><text:span text:style-name="T59">DragView</text:span><text:span text:style-name="symbol4_5f_cpp"><text:span text:style-name="T59">::</text:span></text:span><text:span text:style-name="member1_5f_cpp"><text:span text:style-name="T59">MouseDown</text:span></text:span><text:span text:style-name="symbol0_5f_cpp"><text:span text:style-name="T59">(</text:span></text:span><text:span text:style-name="T59">BPoint pt</text:span><text:span text:style-name="symbol0_5f_cpp"><text:span text:style-name="T59">)</text:span></text:span></text:p>
      <text:p text:style-name="CodeBlock"><text:span text:style-name="symbol0_5f_cpp"><text:span text:style-name="T59">{</text:span></text:span></text:p>
      <text:p text:style-name="CodeBlock"><text:span text:style-name="T59"><text:tab/></text:span><text:span text:style-name="comment0_5f_cpp"><text:span text:style-name="T59">// For our example, we only support dragging with the left button</text:span></text:span></text:p>
      <text:p text:style-name="CodeBlock"><text:span text:style-name="T59"><text:tab/>BPoint temp</text:span><text:span text:style-name="symbol4_5f_cpp"><text:span text:style-name="T59">;</text:span></text:span></text:p>
      <text:p text:style-name="CodeBlock"><text:span text:style-name="T59"><text:tab/>uint32 buttons</text:span><text:span text:style-name="symbol4_5f_cpp"><text:span text:style-name="T59">;</text:span></text:span></text:p>
      <text:p text:style-name="CodeBlock"><text:span text:style-name="T59"><text:tab/>GetMouse</text:span><text:span text:style-name="symbol0_5f_cpp"><text:span text:style-name="T59">(</text:span></text:span><text:span text:style-name="symbol3_5f_cpp"><text:span text:style-name="T59">&amp;</text:span></text:span><text:span text:style-name="T59">temp, </text:span><text:span text:style-name="symbol3_5f_cpp"><text:span text:style-name="T59">&amp;</text:span></text:span><text:span text:style-name="T59">buttons</text:span><text:span text:style-name="symbol0_5f_cpp"><text:span text:style-name="T59">)</text:span></text:span><text:span text:style-name="symbol4_5f_cpp"><text:span text:style-name="T59">;</text:span></text:span></text:p>
      <text:p text:style-name="P48"><text:tab/></text:p>
      <text:p text:style-name="CodeBlock"><text:span text:style-name="T59"><text:tab/></text:span><text:span text:style-name="keyword0_5f_cpp"><text:span text:style-name="T59">if</text:span></text:span><text:span text:style-name="T59"> </text:span><text:span text:style-name="symbol0_5f_cpp"><text:span text:style-name="T59">(</text:span></text:span><text:span text:style-name="T59">fDragRect.</text:span><text:span text:style-name="member0_5f_cpp"><text:span text:style-name="T59">Contains</text:span></text:span><text:span text:style-name="symbol0_5f_cpp"><text:span text:style-name="T59">(</text:span></text:span><text:span text:style-name="T59">temp</text:span><text:span text:style-name="symbol0_5f_cpp"><text:span text:style-name="T59">))</text:span></text:span></text:p>
      <text:p text:style-name="CodeBlock"><text:span text:style-name="T59"><text:tab/></text:span><text:span text:style-name="symbol0_5f_cpp"><text:span text:style-name="T59">{</text:span></text:span></text:p>
      <text:p text:style-name="CodeBlock"><text:span text:style-name="T59"><text:tab/><text:tab/></text:span><text:span text:style-name="comment0_5f_cpp"><text:span text:style-name="T59">// SetMouseEventMask can only be called from within</text:span></text:span></text:p>
      <text:p text:style-name="CodeBlock"><text:span text:style-name="T59"><text:tab/><text:tab/></text:span><text:span text:style-name="comment0_5f_cpp"><text:span text:style-name="T59">// MouseDown(). It forces all mouse events to be sent to this</text:span></text:span></text:p>
      <text:p text:style-name="CodeBlock"><text:span text:style-name="T59"><text:tab/><text:tab/></text:span><text:span text:style-name="comment0_5f_cpp"><text:span text:style-name="T59">// view until the button is released. This saves us from having</text:span></text:span></text:p>
      <text:p text:style-name="CodeBlock"><text:span text:style-name="T59"><text:tab/><text:tab/></text:span><text:span text:style-name="comment0_5f_cpp"><text:span text:style-name="T59">// to manually code the mouse tracking.</text:span></text:span></text:p>
      <text:p text:style-name="CodeBlock"><text:span text:style-name="T59"><text:tab/><text:tab/>SetMouseEventMask</text:span><text:span text:style-name="symbol0_5f_cpp"><text:span text:style-name="T59">(</text:span></text:span><text:span text:style-name="T59">B_POINTER_EVENTS, </text:span><text:span text:style-name="number_5f_cpp"><text:span text:style-name="T59">0</text:span></text:span><text:span text:style-name="symbol0_5f_cpp"><text:span text:style-name="T59">)</text:span></text:span><text:span text:style-name="symbol4_5f_cpp"><text:span text:style-name="T59">;</text:span></text:span></text:p>
      <text:p text:style-name="P48"><text:tab/><text:tab/></text:p>
      <text:p text:style-name="CodeBlock"><text:span text:style-name="T59"><text:tab/><text:tab/>BMessage dragMsg</text:span><text:span text:style-name="symbol0_5f_cpp"><text:span text:style-name="T59">(</text:span></text:span><text:span text:style-name="T59">M_DRAG</text:span><text:span text:style-name="symbol0_5f_cpp"><text:span text:style-name="T59">)</text:span></text:span><text:span text:style-name="symbol4_5f_cpp"><text:span text:style-name="T59">;</text:span></text:span></text:p>
      <text:p text:style-name="CodeBlock"><text:span text:style-name="T59"><text:tab/><text:tab/>dragMsg.</text:span><text:span text:style-name="member0_5f_cpp"><text:span text:style-name="T59">AddInt32</text:span></text:span><text:span text:style-name="symbol0_5f_cpp"><text:span text:style-name="T59">(</text:span></text:span><text:span text:style-name="string_5f_cpp"><text:span text:style-name="T59">"buttons"</text:span></text:span><text:span text:style-name="T59">, buttons</text:span><text:span text:style-name="symbol0_5f_cpp"><text:span text:style-name="T59">)</text:span></text:span><text:span text:style-name="symbol4_5f_cpp"><text:span text:style-name="T59">;</text:span></text:span></text:p>
      <text:p text:style-name="CodeBlock"><text:span text:style-name="T59"><text:tab/><text:tab/>DragMessage</text:span><text:span text:style-name="symbol0_5f_cpp"><text:span text:style-name="T59">(</text:span></text:span><text:span text:style-name="symbol3_5f_cpp"><text:span text:style-name="T59">&amp;</text:span></text:span><text:span text:style-name="T59">dragMsg, fDragRect</text:span><text:span text:style-name="symbol0_5f_cpp"><text:span text:style-name="T59">)</text:span></text:span><text:span text:style-name="symbol4_5f_cpp"><text:span text:style-name="T59">;</text:span></text:span></text:p>
      <text:p text:style-name="P48"><text:tab/><text:tab/></text:p>
      <text:p text:style-name="CodeBlock"><text:span text:style-name="T59"><text:tab/><text:tab/></text:span><text:span text:style-name="comment0_5f_cpp"><text:span text:style-name="T59">// If you allocate the drag message on the heap, make sure</text:span></text:span></text:p>
      <text:p text:style-name="CodeBlock"><text:span text:style-name="T59"><text:tab/><text:tab/></text:span><text:span text:style-name="comment0_5f_cpp"><text:span text:style-name="T59">// you delete it after DragMessage() returns. If you use a</text:span></text:span></text:p>
      <text:p text:style-name="CodeBlock"><text:span text:style-name="T59"><text:tab/><text:tab/></text:span><text:span text:style-name="comment0_5f_cpp"><text:span text:style-name="T59">// BBitmap version of DrawMessage(), DON'T delete the bitmap</text:span></text:span></text:p>
      <text:p text:style-name="CodeBlock"><text:span text:style-name="T59"><text:tab/><text:tab/></text:span><text:span text:style-name="comment0_5f_cpp"><text:span text:style-name="T59">// after calling DragMessage() because the system will do</text:span></text:span></text:p>
      <text:p text:style-name="CodeBlock"><text:span text:style-name="T59"><text:tab/><text:tab/></text:span><text:span text:style-name="comment0_5f_cpp"><text:span text:style-name="T59">// that for you.</text:span></text:span></text:p>
      <text:p text:style-name="CodeBlock"><text:span text:style-name="T59"><text:tab/></text:span><text:span text:style-name="symbol0_5f_cpp"><text:span text:style-name="T59">}</text:span></text:span></text:p>
      <text:p text:style-name="P48"><text:tab/></text:p>
      <text:p text:style-name="CodeBlock"><text:span text:style-name="symbol0_5f_cpp"><text:span text:style-name="T59">}</text:span></text:span></text:p>
      <text:p text:style-name="P48"/>
      <text:p text:style-name="P48"/>
      <text:p text:style-name="CodeBlock"><text:span text:style-name="keyword3_5f_cpp"><text:span text:style-name="T59">void</text:span></text:span></text:p>
      <text:p text:style-name="CodeBlock"><text:span text:style-name="T59">DragView</text:span><text:span text:style-name="symbol4_5f_cpp"><text:span text:style-name="T59">::</text:span></text:span><text:span text:style-name="member1_5f_cpp"><text:span text:style-name="T59">Draw</text:span></text:span><text:span text:style-name="symbol0_5f_cpp"><text:span text:style-name="T59">(</text:span></text:span><text:span text:style-name="T59">BRect update</text:span><text:span text:style-name="symbol0_5f_cpp"><text:span text:style-name="T59">)</text:span></text:span></text:p>
      <text:p text:style-name="CodeBlock"><text:span text:style-name="symbol0_5f_cpp"><text:span text:style-name="T59">{</text:span></text:span></text:p>
      <text:p text:style-name="CodeBlock"><text:span text:style-name="T59"><text:tab/>SetHighColor</text:span><text:span text:style-name="symbol0_5f_cpp"><text:span text:style-name="T59">(</text:span></text:span><text:span text:style-name="number_5f_cpp"><text:span text:style-name="T59">0</text:span></text:span><text:span text:style-name="T59">, </text:span><text:span text:style-name="number_5f_cpp"><text:span text:style-name="T59">0</text:span></text:span><text:span text:style-name="T59">, </text:span><text:span text:style-name="number_5f_cpp"><text:span text:style-name="T59">160</text:span></text:span><text:span text:style-name="symbol0_5f_cpp"><text:span text:style-name="T59">)</text:span></text:span><text:span text:style-name="symbol4_5f_cpp"><text:span text:style-name="T59">;</text:span></text:span></text:p>
      <text:p text:style-name="CodeBlock"><text:span text:style-name="T59"><text:tab/>FillRect</text:span><text:span text:style-name="symbol0_5f_cpp"><text:span text:style-name="T59">(</text:span></text:span><text:span text:style-name="T59">fDragRect</text:span><text:span text:style-name="symbol0_5f_cpp"><text:span text:style-name="T59">)</text:span></text:span><text:span text:style-name="symbol4_5f_cpp"><text:span text:style-name="T59">;</text:span></text:span></text:p>
      <text:p text:style-name="P48"><text:tab/></text:p>
      <text:p text:style-name="CodeBlock"><text:span text:style-name="T59"><text:tab/>DrawString</text:span><text:span text:style-name="symbol0_5f_cpp"><text:span text:style-name="T59">(</text:span></text:span><text:span text:style-name="string_5f_cpp"><text:span text:style-name="T59">"Try dragging the square"</text:span></text:span><text:span text:style-name="T59">, BPoint</text:span><text:span text:style-name="symbol0_5f_cpp"><text:span text:style-name="T59">(</text:span></text:span><text:span text:style-name="T59">fDragRect.</text:span><text:span text:style-name="member0_5f_cpp"><text:span text:style-name="T59">left</text:span></text:span><text:span text:style-name="T59">,</text:span></text:p>
      <text:p text:style-name="CodeBlock"><text:span text:style-name="T59"><text:tab/><text:tab/><text:tab/><text:tab/><text:tab/><text:tab/><text:tab/><text:tab/>fDragRect.</text:span><text:span text:style-name="member0_5f_cpp"><text:span text:style-name="T59">bottom</text:span></text:span><text:span text:style-name="T59"> </text:span><text:span text:style-name="symbol2_5f_cpp"><text:span text:style-name="T59">+</text:span></text:span><text:span text:style-name="T59"> </text:span><text:span text:style-name="number_5f_cpp"><text:span text:style-name="T59">50</text:span></text:span><text:span text:style-name="symbol0_5f_cpp"><text:span text:style-name="T59">))</text:span></text:span><text:span text:style-name="symbol4_5f_cpp"><text:span text:style-name="T59">;</text:span></text:span></text:p>
      <text:p text:style-name="CodeBlock"><text:span text:style-name="symbol0_5f_cpp"><text:span text:style-name="T59">}</text:span></text:span></text:p>
      <text:p text:style-name="P42"/>
      <text:p text:style-name="P8"><text:soft-page-break/><text:span text:style-name="T21">As you can see the only significant part of this code is the section in </text:span><text:span text:style-name="Code"><text:span text:style-name="T21">MouseDown()</text:span></text:span><text:span text:style-name="T21">. Everything else is just fluff to make the demo a little nicer.</text:span></text:p>
      <text:h text:style-name="P71" text:outline-level="2">Negotiated Drag and Drop Support</text:h>
      <text:p text:style-name="P9">This kind of drag and drop is <text:span text:style-name="T40">only rarely </text:span>used because the simple version <text:span text:style-name="T40">requires very little effort and typically </text:span>gets the job done. Still, this version provides a much greater <text:span text:style-name="T22">opportunity </text:span>for other programs to interact with yours <text:span text:style-name="T22">because the negotiation process bridges the gap between two programs that otherwise know nothing about each other.</text:span></text:p>
      <text:h text:style-name="P65" text:outline-level="3">Drag Initiation</text:h>
      <text:p text:style-name="P10"><text:span text:style-name="T23">While the actual process of detecting and initiating the drag operation is the same as for simple drag and drop, the message itself needs to follow a particular protocol. </text:span><text:span text:style-name="T24">First of all, the </text:span><text:span text:style-name="Code"><text:span text:style-name="T24">what</text:span></text:span><text:span text:style-name="T24"> field of the message needs to be </text:span><text:span text:style-name="Code"><text:span text:style-name="T24">B_SIMPLE_DATA</text:span></text:span><text:span text:style-name="T24">. Second, the message needs to add the formats your program is willing to provide in a BMessage. </text:span><text:span text:style-name="T64">Last</text:span><text:span text:style-name="T25">, the supported actions for the data need to be added</text:span><text:span text:style-name="T63">. </text:span><text:span text:style-name="T65">There are also some optional fields which may be added that are detailed below.</text:span></text:p>
      <text:p text:style-name="P10"><text:span text:style-name="proof"><text:span text:style-name="T25"/></text:span></text:p>
      <text:p text:style-name="P10"><text:span text:style-name="T25">The data formats</text:span><text:span text:style-name="T24"> </text:span><text:span text:style-name="T26">supported by your program are placed </text:span><text:span text:style-name="T24">in the </text:span><text:span text:style-name="Code"><text:span text:style-name="T24">be:types</text:span></text:span><text:span text:style-name="T24"> field </text:span><text:span text:style-name="T26">as a list of MIME type strings</text:span><text:span text:style-name="T24">. </text:span><text:span text:style-name="T25">If your program is willing to pass data by way of a file – which is a good thing for large chunks of data – your program will </text:span><text:span text:style-name="T29">need to add the </text:span><text:span text:style-name="Code"><text:span text:style-name="T29">B_FILE_MIME_TYPE</text:span></text:span><text:span text:style-name="T29"> constant, defined in </text:span><text:span text:style-name="Code"><text:span text:style-name="T29">&lt;MimeType.h&gt;</text:span></text:span><text:span text:style-name="T29">, to the </text:span><text:span text:style-name="Code"><text:span text:style-name="T29">be:types</text:span></text:span><text:span text:style-name="T29"> field and </text:span><text:span text:style-name="T25">populate the </text:span><text:span text:style-name="Code"><text:span text:style-name="T25">be:filetypes</text:span></text:span><text:span text:style-name="T25"> and </text:span><text:span text:style-name="Code"><text:span text:style-name="T25">be:type_descriptions</text:span></text:span><text:span text:style-name="T25"> fields. </text:span><text:span text:style-name="T31">Note that if your program can pass data via a BMessage or a file, you </text:span><text:span text:style-name="T37">should add the other types first and </text:span><text:span text:style-name="T31">add </text:span><text:span text:style-name="Code"><text:span text:style-name="T31">B_FILE_MIME_TYPE</text:span></text:span><text:span text:style-name="T31"> last. </text:span><text:span text:style-name="T37">If your program will only send data via a file, then </text:span><text:span text:style-name="Code"><text:span text:style-name="T37">B_FILE_MIME_TYPE</text:span></text:span><text:span text:style-name="T37"> should be the first (and only) value in the field. </text:span><text:span text:style-name="T26">The </text:span><text:span text:style-name="Code"><text:span text:style-name="T25">be:filetypes</text:span></text:span><text:span text:style-name="T25"> </text:span><text:span text:style-name="T30">field </text:span><text:span text:style-name="T26">is just like </text:span><text:span text:style-name="Code"><text:span text:style-name="T26">be:types</text:span></text:span><text:span text:style-name="T26"> – a list of </text:span><text:span text:style-name="T25">MIME type strings. </text:span><text:span text:style-name="Code"><text:span text:style-name="T25">be:type_descriptions</text:span></text:span><text:span text:style-name="T25"> holds a </text:span><text:span text:style-name="T26">string </text:span><text:span text:style-name="T25">description of the format which may or may not be displayed to the user.</text:span></text:p>
      <text:p text:style-name="P13"/>
      <text:p text:style-name="P11"><text:span text:style-name="T27">Not only is the data format ne</text:span><text:span text:style-name="T32">g</text:span><text:span text:style-name="T27">otiable, the delivery method is also. The </text:span><text:span text:style-name="Code"><text:span text:style-name="T27">be:actions</text:span></text:span><text:span text:style-name="T27"> field is populated by your program with constants for supported actions on the data. There are four of them </text:span><text:span text:style-name="T60">plus two </text:span><text:span text:style-name="T61">legacy actions </text:span><text:span text:style-name="T60">which are specific to Tracker, but </text:span><text:span text:style-name="T61">are </text:span><text:span text:style-name="T60">no longer supported.</text:span></text:p>
      <text:p text:style-name="P14"/>
      <table:table table:name="be:actions_Constants" table:style-name="be_3a_actions_5f_Constants">
        <table:table-column table:style-name="be_3a_actions_5f_Constants.A"/>
        <table:table-column table:style-name="be_3a_actions_5f_Constants.B"/>
        <table:table-header-rows>
          <table:table-row table:style-name="be_3a_actions_5f_Constants.1">
            <table:table-cell table:style-name="be_3a_actions_5f_Constants.A1" office:value-type="string">
              <text:p text:style-name="P56">Constant</text:p>
            </table:table-cell>
            <table:table-cell table:style-name="be_3a_actions_5f_Constants.B1" office:value-type="string">
              <text:p text:style-name="P56">Description</text:p>
            </table:table-cell>
          </table:table-row>
        </table:table-header-rows>
        <table:table-row table:style-name="be_3a_actions_5f_Constants.1">
          <table:table-cell table:style-name="be_3a_actions_5f_Constants.A2" office:value-type="string">
            <text:p text:style-name="P55"><text:span text:style-name="Code"><text:span text:style-name="T27">B_COPY_TARGET</text:span></text:span></text:p>
          </table:table-cell>
          <table:table-cell table:style-name="be_3a_actions_5f_Constants.B2" office:value-type="string">
            <text:p text:style-name="P50">Your program can send a copy of the data.</text:p>
          </table:table-cell>
        </table:table-row>
        <table:table-row table:style-name="be_3a_actions_5f_Constants.1">
          <table:table-cell table:style-name="be_3a_actions_5f_Constants.A2" office:value-type="string">
            <text:p text:style-name="P55"><text:span text:style-name="Code"><text:span text:style-name="T27">B_MOVE_TARGET</text:span></text:span></text:p>
          </table:table-cell>
          <table:table-cell table:style-name="be_3a_actions_5f_Constants.B2" office:value-type="string">
            <text:p text:style-name="P50">Your program can send a copy of the data and delete the original, "moving" the data to th<text:span text:style-name="T61">e receiving </text:span>program.</text:p>
          </table:table-cell>
        </table:table-row>
        <table:table-row table:style-name="be_3a_actions_5f_Constants.1">
          <table:table-cell table:style-name="be_3a_actions_5f_Constants.A2" office:value-type="string">
            <text:p text:style-name="P55"><text:span text:style-name="Code"><text:span text:style-name="T27">B_LINK_TARGET</text:span></text:span></text:p>
          </table:table-cell>
          <table:table-cell table:style-name="be_3a_actions_5f_Constants.B2" office:value-type="string">
            <text:p text:style-name="P50">Your program can send a symlink to the data. </text:p>
          </table:table-cell>
        </table:table-row>
        <table:table-row table:style-name="be_3a_actions_5f_Constants.1">
          <table:table-cell table:style-name="be_3a_actions_5f_Constants.A2" office:value-type="string">
            <text:p text:style-name="P55"><text:span text:style-name="Code"><text:span text:style-name="T27">B_TRASH_TARGET</text:span></text:span></text:p>
          </table:table-cell>
          <table:table-cell table:style-name="be_3a_actions_5f_Constants.B2" office:value-type="string">
            <text:p text:style-name="P50">Your program can delete the data without sending it. One possible use for this is to drag something from your program to the Trash.</text:p>
          </table:table-cell>
        </table:table-row>
        <table:table-row table:style-name="be_3a_actions_5f_Constants.1">
          <table:table-cell table:style-name="be_3a_actions_5f_Constants.A2" office:value-type="string">
            <text:p text:style-name="P55"><text:span text:style-name="Code"><text:span text:style-name="T27">B_COPY_SELECTION_TO</text:span></text:span></text:p>
          </table:table-cell>
          <table:table-cell table:style-name="be_3a_actions_5f_Constants.B2" office:value-type="string">
            <text:p text:style-name="P49"><text:span text:style-name="T27">This one is Tracker-specific. It is sent when there are one or more items in a Tracker window and it is willing to copy them somewhere. The destination is specified in the </text:span><text:span text:style-name="Code"><text:span text:style-name="T27">refs</text:span></text:span><text:span text:style-name="T27"> field of the negotiation message if this action is requested. </text:span><text:span text:style-name="T28">While supported at one time and documented in the Be Book, as of this writing Tracker no longer supports this action, but it may be in the future.</text:span></text:p>
          </table:table-cell>
        </table:table-row>
        <text:soft-page-break/>
        <table:table-row table:style-name="be_3a_actions_5f_Constants.1">
          <table:table-cell table:style-name="be_3a_actions_5f_Constants.A2" office:value-type="string">
            <text:p text:style-name="P55"><text:span text:style-name="Code"><text:span text:style-name="T27">B_MOVE_SELECTION_TO</text:span></text:span></text:p>
          </table:table-cell>
          <table:table-cell table:style-name="be_3a_actions_5f_Constants.B2" office:value-type="string">
            <text:p text:style-name="P12"><text:span text:style-name="T27">This is also Tracker-specific. It works just like </text:span><text:span text:style-name="Code"><text:span text:style-name="T27">B_COPY_SELECTION_TO</text:span></text:span><text:span text:style-name="T27">,</text:span><text:span text:style-name="T27"> but moving the files instead. <text:s/></text:span><text:span text:style-name="T28">This, too, is no longer supported by Tracker but may be in a future revision.</text:span></text:p>
          </table:table-cell>
        </table:table-row>
      </table:table>
      <text:p text:style-name="P14"/>
      <text:h text:style-name="P66" text:outline-level="3">Optional Drag Message Fields</text:h>
      <text:p text:style-name="P15"><text:span text:style-name="T33">Although </text:span><text:span text:style-name="Code"><text:span text:style-name="T33">be:types</text:span></text:span><text:span text:style-name="T33"> and </text:span><text:span text:style-name="Code"><text:span text:style-name="T33">be:actions</text:span></text:span><text:span text:style-name="T33"> are required fields, there are a few optional fields besides them. </text:span><text:span text:style-name="Code"><text:span text:style-name="T33">be:clip_name</text:span></text:span><text:span text:style-name="T33"> is a suggested name for the dropped data which the receiver can ignore or use if your program provides it. </text:span><text:span text:style-name="Code"><text:span text:style-name="T33">be:originator</text:span></text:span><text:span text:style-name="T33"> and </text:span><text:span text:style-name="Code"><text:span text:style-name="T33">be:originator_data</text:span></text:span><text:span text:style-name="T33"> are used for asynchronous messaging.</text:span></text:p>
      <text:p text:style-name="P17"/>
      <text:p text:style-name="P15"><text:span text:style-name="T33">If your program needs to do negotiated drag and drop asynchronously, then using the </text:span><text:span text:style-name="Code"><text:span text:style-name="T33">be:originator</text:span></text:span><text:span text:style-name="T33"> and </text:span><text:span text:style-name="Code"><text:span text:style-name="T33">be:originator_data</text:span></text:span><text:span text:style-name="T33"> fields may not be a bad idea. </text:span><text:span text:style-name="T34">The intent behind the fields is to</text:span><text:span text:style-name="T62"> provide </text:span><text:span text:style-name="T34">a way for your program to identify its own drag and drop negotiation messages and track state information during the process. </text:span><text:span text:style-name="Code"><text:span text:style-name="T34">be:originator</text:span></text:span><text:span text:style-name="T34"> should be filled with something that identifies your program. What exactly this entails is up to you – it could be your program's signature, handler token for the sending BView, or something else. The only code that will be interacting with </text:span><text:span text:style-name="T62">it will be your own</text:span><text:span text:style-name="T34">. </text:span><text:span text:style-name="Code"><text:span text:style-name="T34">be:originator_data</text:span></text:span><text:span text:style-name="T34"> can be filled with data that your program will need to complete the drag and drop negotiations. Of course, if your program doesn't need this field, it can be easily left out without any ill effects.</text:span></text:p>
      <text:p text:style-name="P18"/>
      <text:p text:style-name="P16"><text:span text:style-name="Code"><text:span text:style-name="T35">be:data</text:span></text:span><text:span text:style-name="T35"> was used in the original drag and drop protocol, but it has been since deprecated. It is mentioned here in case your program interacts with very old or very long-lived BeOS applications.</text:span></text:p>
      <text:p text:style-name="P19"/>
      <text:p text:style-name="P16"><text:span text:style-name="T35">The </text:span><text:span text:style-name="Code"><text:span text:style-name="T35">_drop_point_</text:span></text:span><text:span text:style-name="T35"> and </text:span><text:span text:style-name="Code"><text:span text:style-name="T35">_drop_offset_</text:span></text:span><text:span text:style-name="T35"> fields are BPoint fields which give some coordinate information for the drag. Both are automatically added by the system. </text:span><text:span text:style-name="Code"><text:span text:style-name="T35">_drop_point_</text:span></text:span><text:span text:style-name="T35"> contains the screen coordinates of the mouse when the data was dropped. </text:span><text:span text:style-name="Code"><text:span text:style-name="T35">_drop_offset_</text:span></text:span><text:span text:style-name="T35"> is the distance from </text:span><text:span text:style-name="T36">the top left corner of the drag rectangle.</text:span></text:p>
      <text:h text:style-name="P67" text:outline-level="3">Drag Negotiation</text:h>
      <text:p text:style-name="P20"><text:span text:style-name="T38">Once the drag recipient has received the initial drag message, it is up to the recipient to decide what it wants done and how. The actions listed in </text:span><text:span text:style-name="Code"><text:span text:style-name="T38">be:actions</text:span></text:span><text:span text:style-name="T38"> are to become the </text:span><text:span text:style-name="Code"><text:span text:style-name="T38">what</text:span></text:span><text:span text:style-name="T38"> value for the reply. The message itself is expected to have at least one of these fields:</text:span></text:p>
      <text:p text:style-name="P24"/>
      <table:table table:name="NegotiationMsgFields" table:style-name="NegotiationMsgFields">
        <table:table-column table:style-name="NegotiationMsgFields.A"/>
        <table:table-column table:style-name="NegotiationMsgFields.B"/>
        <table:table-header-rows>
          <table:table-row table:style-name="NegotiationMsgFields.1">
            <table:table-cell table:style-name="NegotiationMsgFields.A1" office:value-type="string">
              <text:p text:style-name="P57">Field</text:p>
            </table:table-cell>
            <table:table-cell table:style-name="NegotiationMsgFields.B1" office:value-type="string">
              <text:p text:style-name="P57">Description</text:p>
            </table:table-cell>
          </table:table-row>
        </table:table-header-rows>
        <table:table-row table:style-name="NegotiationMsgFields.1">
          <table:table-cell table:style-name="NegotiationMsgFields.A2" office:value-type="string">
            <text:p text:style-name="P51"><text:span text:style-name="Code"><text:span text:style-name="T38">be:types</text:span></text:span></text:p>
          </table:table-cell>
          <table:table-cell table:style-name="NegotiationMsgFields.B2" office:value-type="string">
            <text:p text:style-name="P52">One or more strings specifying the formats the recipient is willing to accept data in a BMessage.</text:p>
          </table:table-cell>
        </table:table-row>
        <table:table-row table:style-name="NegotiationMsgFields.1">
          <table:table-cell table:style-name="NegotiationMsgFields.A2" office:value-type="string">
            <text:p text:style-name="P51"><text:span text:style-name="Code"><text:span text:style-name="T38">be:filetypes</text:span></text:span></text:p>
          </table:table-cell>
          <table:table-cell table:style-name="NegotiationMsgFields.B2" office:value-type="string">
            <text:p text:style-name="P52">One or more strings specifying the formats the recipient is willing to accept data in a file.</text:p>
          </table:table-cell>
        </table:table-row>
        <table:table-row table:style-name="NegotiationMsgFields.1">
          <table:table-cell table:style-name="NegotiationMsgFields.A2" office:value-type="string">
            <text:p text:style-name="P51"><text:span text:style-name="Code"><text:span text:style-name="T38">directory</text:span></text:span></text:p>
          </table:table-cell>
          <table:table-cell table:style-name="NegotiationMsgFields.B2" office:value-type="string">
            <text:p text:style-name="P51"><text:span text:style-name="T38">An </text:span><text:span text:style-name="Code"><text:span text:style-name="T38">entry_ref</text:span></text:span><text:span text:style-name="T38"> pointing to the directory in which the data file is to be created. The recipient is responsible for ensuring that the directory is valid.</text:span></text:p>
          </table:table-cell>
        </table:table-row>
        <text:soft-page-break/>
        <table:table-row table:style-name="NegotiationMsgFields.1">
          <table:table-cell table:style-name="NegotiationMsgFields.A2" office:value-type="string">
            <text:p text:style-name="P51"><text:span text:style-name="Code"><text:span text:style-name="T38">name</text:span></text:span></text:p>
          </table:table-cell>
          <table:table-cell table:style-name="NegotiationMsgFields.B2" office:value-type="string">
            <text:p text:style-name="P52">A string containing the name of the file for the data. The recipient is responsible for ensuring that the name is available.</text:p>
          </table:table-cell>
        </table:table-row>
      </table:table>
      <text:p text:style-name="P24"/>
      <text:p text:style-name="P21"><text:span text:style-name="T39">None of the fields are required if they don't apply. The sender doesn't even have to respond to a </text:span><text:span text:style-name="Code"><text:span text:style-name="T39">B_TRASH_TARGET</text:span></text:span><text:span text:style-name="T39"> message – it just needs to toss the requested data in the can.</text:span></text:p>
      <text:h text:style-name="P68" text:outline-level="3">Receiving the Data</text:h>
      <text:p text:style-name="P22"><text:span text:style-name="T40">A data message is sent if and only if a message-based format was specified in the negotiation message – no message is sent if data is to be sent only by file. </text:span><text:span text:style-name="T41">The data message has the value </text:span><text:span text:style-name="Code"><text:span text:style-name="T41">B_MIME_DATA</text:span></text:span><text:span text:style-name="T41"> and contains one field. The field's name is the MIME type for the data, e.g. a "text/plain" field containing a string which is the requested data. </text:span><text:span text:style-name="T42">Once the data has been received, the recipient is free to do with it whatever it likes.</text:span></text:p>
      <text:p text:style-name="P25"/>
      <text:p text:style-name="P26">The Be Book does not mention the procedure for obtaining data from a file-based negotiation and there are no known applications as of this writing which use negotiated drag and drop, but there is still a way to handle this. Considering that file-based transfers are best used for large chunks of data, asynchronously monitoring for the data file is best. Using the Node Monitor would be the easiest way to watch for the creation of the file.</text:p>
      <text:h text:style-name="P69" text:outline-level="3">A Negotiated Summary</text:h>
      <text:p text:style-name="P27">No wonder negotiated drag and drop isn't used much! Here is a quick summary to remember everything:</text:p>
      <text:p text:style-name="P27"/>
      <text:list xml:id="list487848001" text:style-name="L2">
        <text:list-item>
          <text:p text:style-name="P60"><text:span text:style-name="T43">The sender makes a </text:span><text:span text:style-name="Code"><text:span text:style-name="T43">B_SIMPLE_DATA</text:span></text:span><text:span text:style-name="T43"> message with format strings in </text:span><text:span text:style-name="Code"><text:span text:style-name="T43">be:types</text:span></text:span><text:span text:style-name="T43"> and </text:span><text:span text:style-name="Code"><text:span text:style-name="T43">be:actions</text:span></text:span><text:span text:style-name="T43"> and possibly </text:span><text:span text:style-name="Code"><text:span text:style-name="T43">be:filetypes</text:span></text:span><text:span text:style-name="T43">, </text:span><text:span text:style-name="Code"><text:span text:style-name="T43">be:type_descriptions</text:span></text:span><text:span text:style-name="T43">, </text:span><text:span text:style-name="Code"><text:span text:style-name="T43">be:clip_name</text:span></text:span><text:span text:style-name="T43">, </text:span><text:span text:style-name="Code"><text:span text:style-name="T43">be:originator</text:span></text:span><text:span text:style-name="T43">, or </text:span><text:span text:style-name="Code"><text:span text:style-name="T43">be:originator_data</text:span></text:span><text:span text:style-name="T43">.</text:span></text:p>
        </text:list-item>
        <text:list-item>
          <text:p text:style-name="P61"><text:span text:style-name="T44">The recipient replies with a message of the action desired, such as </text:span><text:span text:style-name="Code"><text:span text:style-name="T44">B_COPY_TARGET</text:span></text:span><text:span text:style-name="T44">, and attaches the desired </text:span><text:span text:style-name="Code"><text:span text:style-name="T44">be:types</text:span></text:span><text:span text:style-name="T44"> and possibly </text:span><text:span text:style-name="Code"><text:span text:style-name="T44">be:filetypes</text:span></text:span><text:span text:style-name="T44">, </text:span><text:span text:style-name="Code"><text:span text:style-name="T44">directory</text:span></text:span><text:span text:style-name="T44">, and </text:span><text:span text:style-name="Code"><text:span text:style-name="T44">name</text:span></text:span><text:span text:style-name="T44">, depending on the action requested and the methods desired.</text:span></text:p>
        </text:list-item>
        <text:list-item>
          <text:p text:style-name="P61"><text:span text:style-name="T44">If the data is to be sent via BMessage, the sender replies to the negotiation message with a </text:span><text:span text:style-name="Code"><text:span text:style-name="T44">B_MIME_DATA</text:span></text:span><text:span text:style-name="T44"> message with one field named after the data's MIME type which contains the data.</text:span></text:p>
        </text:list-item>
      </text:list>
      <text:h text:style-name="P72" text:outline-level="2">Implementing Simple Drag and Drop</text:h>
      <text:p text:style-name="P23"><text:span text:style-name="T45">Our ColorWell class should definitely allow drag and drop, both for receiving colors dropped onto it and dragging its color elsewhere. </text:span><text:span text:style-name="T46">There are no official standards, the protocol used by an ancient color picker called roColour is supported by many applications, including Tracker, so we will follow suit. </text:span><text:span text:style-name="T48">Change the beginning of the </text:span><text:span text:style-name="Code"><text:span text:style-name="T48">MessageReceived()</text:span></text:span><text:span text:style-name="T48"> function of ColorWell.cpp to this:</text:span></text:p>
      <text:p text:style-name="P28"/>
      <text:p text:style-name="P28"/>
      <text:p text:style-name="CodeBlock"><text:span text:style-name="keyword3_5f_cpp">void</text:span></text:p>
      <text:p text:style-name="CodeBlock">ColorWell<text:span text:style-name="symbol4_5f_cpp">::</text:span><text:span text:style-name="member1_5f_cpp">MessageReceived</text:span><text:span text:style-name="symbol0_5f_cpp">(</text:span>BMessage <text:span text:style-name="symbol2_5f_cpp">*</text:span>msg<text:span text:style-name="symbol0_5f_cpp">)</text:span></text:p>
      <text:p text:style-name="CodeBlock"><text:span text:style-name="symbol0_5f_cpp">{</text:span></text:p>
      <text:p text:style-name="CodeBlock"><text:tab/><text:span text:style-name="comment0_5f_cpp">// Handle simple roColour-style drag and drop</text:span></text:p>
      <text:p text:style-name="CodeBlock"><text:tab/><text:span text:style-name="keyword0_5f_cpp">if</text:span> <text:span text:style-name="symbol0_5f_cpp">(</text:span>msg<text:span text:style-name="symbol2_5f_cpp">-</text:span><text:span text:style-name="symbol1_5f_cpp">&gt;</text:span>WasDropped<text:span text:style-name="symbol0_5f_cpp">())</text:span></text:p>
      <text:p text:style-name="CodeBlock"><text:tab/><text:span text:style-name="symbol0_5f_cpp">{</text:span></text:p>
      <text:p text:style-name="CodeBlock"><text:tab/><text:tab/>rgb_color <text:span text:style-name="symbol2_5f_cpp">*</text:span>c<text:span text:style-name="symbol4_5f_cpp">;</text:span></text:p>
      <text:p text:style-name="CodeBlock"><text:soft-page-break/><text:tab/><text:tab/>ssize_t size<text:span text:style-name="symbol4_5f_cpp">;</text:span></text:p>
      <text:p text:style-name="CodeBlock"><text:tab/><text:tab/><text:span text:style-name="keyword0_5f_cpp">if</text:span> <text:span text:style-name="symbol0_5f_cpp">(</text:span>msg<text:span text:style-name="symbol2_5f_cpp">-</text:span><text:span text:style-name="symbol1_5f_cpp">&gt;</text:span>FindData<text:span text:style-name="symbol0_5f_cpp">(</text:span><text:span text:style-name="string_5f_cpp">"RGBColor"</text:span>, B_RGB_COLOR_TYPE,</text:p>
      <text:p text:style-name="CodeBlock"><text:tab/><text:tab/><text:tab/><text:span text:style-name="symbol0_5f_cpp">(</text:span><text:span text:style-name="keyword3_5f_cpp">const</text:span> <text:span text:style-name="keyword3_5f_cpp">void</text:span> <text:span text:style-name="symbol2_5f_cpp">**</text:span><text:span text:style-name="symbol0_5f_cpp">)</text:span><text:span text:style-name="symbol3_5f_cpp">&amp;</text:span>c, <text:span text:style-name="symbol3_5f_cpp">&amp;</text:span>size<text:span text:style-name="symbol0_5f_cpp">)</text:span> <text:span text:style-name="symbol1_5f_cpp">==</text:span> B_OK<text:span text:style-name="symbol0_5f_cpp">)</text:span></text:p>
      <text:p text:style-name="CodeBlock"><text:tab/><text:tab/><text:span text:style-name="symbol0_5f_cpp">{</text:span></text:p>
      <text:p text:style-name="CodeBlock"><text:tab/><text:tab/><text:tab/>SetValue<text:span text:style-name="symbol0_5f_cpp">(</text:span><text:span text:style-name="symbol2_5f_cpp">*</text:span>c<text:span text:style-name="symbol0_5f_cpp">)</text:span><text:span text:style-name="symbol4_5f_cpp">;</text:span></text:p>
      <text:p text:style-name="CodeBlock"><text:tab/><text:tab/><text:tab/><text:span text:style-name="keyword0_5f_cpp">return</text:span><text:span text:style-name="symbol4_5f_cpp">;</text:span></text:p>
      <text:p text:style-name="CodeBlock"><text:tab/><text:tab/><text:span text:style-name="symbol0_5f_cpp">}</text:span></text:p>
      <text:p text:style-name="CodeBlock"><text:tab/><text:span text:style-name="symbol0_5f_cpp">}</text:span></text:p>
      <text:p text:style-name="CodeBlock"><text:tab/></text:p>
      <text:p text:style-name="CodeBlock"><text:tab/><text:span text:style-name="keyword0_5f_cpp">if</text:span> <text:span text:style-name="symbol0_5f_cpp">(</text:span><text:span text:style-name="symbol3_5f_cpp">!</text:span>msg<text:span text:style-name="symbol2_5f_cpp">-</text:span><text:span text:style-name="symbol1_5f_cpp">&gt;</text:span>HasSpecifiers<text:span text:style-name="symbol0_5f_cpp">())</text:span></text:p>
      <text:p text:style-name="CodeBlock"><text:tab/><text:tab/>BControl<text:span text:style-name="symbol4_5f_cpp">::</text:span><text:span text:style-name="member1_5f_cpp">MessageReceived</text:span><text:span text:style-name="symbol0_5f_cpp">(</text:span>msg<text:span text:style-name="symbol0_5f_cpp">)</text:span><text:span text:style-name="symbol4_5f_cpp">;</text:span></text:p>
      <text:p text:style-name="P29"><text:tab/></text:p>
      <text:p text:style-name="P31"><text:span text:style-name="T49">That little chunk of code is all that we need to enable the user to drop colors onto a ColorWell control and it will change to that color. The code for dragging colors to other targets involves a bit more. We'll need to implement </text:span><text:span text:style-name="Code"><text:span text:style-name="T49">MouseDown()</text:span></text:span><text:span text:style-name="T49">.</text:span></text:p>
      <text:p text:style-name="P30"/>
      <text:p text:style-name="CodeBlock"><text:span text:style-name="keyword3_5f_cpp"><text:span text:style-name="T47">void</text:span></text:span><text:span text:style-name="T47"> </text:span></text:p>
      <text:p text:style-name="CodeBlock"><text:span text:style-name="T47">ColorWell</text:span><text:span text:style-name="symbol4_5f_cpp"><text:span text:style-name="T47">::</text:span></text:span><text:span text:style-name="member1_5f_cpp"><text:span text:style-name="T47">MouseDown</text:span></text:span><text:span text:style-name="symbol0_5f_cpp"><text:span text:style-name="T47">(</text:span></text:span><text:span text:style-name="T47">BPoint pt</text:span><text:span text:style-name="symbol0_5f_cpp"><text:span text:style-name="T47">)</text:span></text:span><text:span text:style-name="T47"> </text:span></text:p>
      <text:p text:style-name="CodeBlock"><text:span text:style-name="symbol0_5f_cpp"><text:span text:style-name="T47">{</text:span></text:span><text:span text:style-name="T47"> </text:span></text:p>
      <text:p text:style-name="CodeBlock"><text:span text:style-name="T47"><text:tab/>SetMouseEventMask</text:span><text:span text:style-name="symbol0_5f_cpp"><text:span text:style-name="T47">(</text:span></text:span><text:span text:style-name="T47">B_POINTER_EVENTS, </text:span><text:span text:style-name="number_5f_cpp"><text:span text:style-name="T47">0</text:span></text:span><text:span text:style-name="symbol0_5f_cpp"><text:span text:style-name="T47">)</text:span></text:span><text:span text:style-name="symbol4_5f_cpp"><text:span text:style-name="T47">;</text:span></text:span><text:span text:style-name="T47"> </text:span></text:p>
      <text:p text:style-name="P44"><text:tab/> </text:p>
      <text:p text:style-name="CodeBlock"><text:span text:style-name="T47"><text:tab/></text:span><text:span text:style-name="comment0_5f_cpp"><text:span text:style-name="T47">// Create a color bitmap to show the color drop. This version of the </text:span></text:span></text:p>
      <text:p text:style-name="P43"><text:span text:style-name="T47"><text:tab/></text:span><text:span text:style-name="comment0_5f_cpp"><text:span text:style-name="T47">// BBitmap constructor allows for BBitmaps which can accept and be</text:span></text:span></text:p>
      <text:p text:style-name="P43"><text:span text:style-name="T47"><text:tab/></text:span><text:span text:style-name="comment0_5f_cpp"><text:span text:style-name="T47">// drawn upon by BViews. </text:span></text:span></text:p>
      <text:p text:style-name="CodeBlock"><text:span text:style-name="T47"><text:tab/>BRect r</text:span><text:span text:style-name="symbol0_5f_cpp"><text:span text:style-name="T47">(</text:span></text:span><text:span text:style-name="number_5f_cpp"><text:span text:style-name="T47">0</text:span></text:span><text:span text:style-name="T47">, </text:span><text:span text:style-name="number_5f_cpp"><text:span text:style-name="T47">0</text:span></text:span><text:span text:style-name="T47">, </text:span><text:span text:style-name="number_5f_cpp"><text:span text:style-name="T47">15</text:span></text:span><text:span text:style-name="T47">, </text:span><text:span text:style-name="number_5f_cpp"><text:span text:style-name="T47">15</text:span></text:span><text:span text:style-name="symbol0_5f_cpp"><text:span text:style-name="T47">)</text:span></text:span><text:span text:style-name="symbol4_5f_cpp"><text:span text:style-name="T47">;</text:span></text:span><text:span text:style-name="T47"> </text:span></text:p>
      <text:p text:style-name="CodeBlock"><text:span text:style-name="T47"><text:tab/>BBitmap </text:span><text:span text:style-name="symbol2_5f_cpp"><text:span text:style-name="T47">*</text:span></text:span><text:span text:style-name="T47">bitmap </text:span><text:span text:style-name="symbol1_5f_cpp"><text:span text:style-name="T47">=</text:span></text:span><text:span text:style-name="T47"> </text:span><text:span text:style-name="keyword2_5f_cpp"><text:span text:style-name="T47">new</text:span></text:span><text:span text:style-name="T47"> BBitmap</text:span><text:span text:style-name="symbol0_5f_cpp"><text:span text:style-name="T47">(</text:span></text:span><text:span text:style-name="T47">r, B_RGB32, </text:span><text:span text:style-name="keyword1_5f_cpp"><text:span text:style-name="T47">true</text:span></text:span><text:span text:style-name="symbol0_5f_cpp"><text:span text:style-name="T47">)</text:span></text:span><text:span text:style-name="symbol4_5f_cpp"><text:span text:style-name="T47">;</text:span></text:span><text:span text:style-name="T47"> </text:span></text:p>
      <text:p text:style-name="CodeBlock"><text:span text:style-name="T47"><text:tab/>BView </text:span><text:span text:style-name="symbol2_5f_cpp"><text:span text:style-name="T47">*</text:span></text:span><text:span text:style-name="T47">view </text:span><text:span text:style-name="symbol1_5f_cpp"><text:span text:style-name="T47">=</text:span></text:span><text:span text:style-name="T47"> </text:span><text:span text:style-name="keyword2_5f_cpp"><text:span text:style-name="T47">new</text:span></text:span><text:span text:style-name="T47"> BView</text:span><text:span text:style-name="symbol0_5f_cpp"><text:span text:style-name="T47">(</text:span></text:span><text:span text:style-name="T47">r, </text:span><text:span text:style-name="string_5f_cpp"><text:span text:style-name="T47">""</text:span></text:span><text:span text:style-name="T47">, </text:span><text:span text:style-name="number_5f_cpp"><text:span text:style-name="T47">0</text:span></text:span><text:span text:style-name="T47">, </text:span><text:span text:style-name="number_5f_cpp"><text:span text:style-name="T47">0</text:span></text:span><text:span text:style-name="symbol0_5f_cpp"><text:span text:style-name="T47">)</text:span></text:span><text:span text:style-name="symbol4_5f_cpp"><text:span text:style-name="T47">;</text:span></text:span><text:span text:style-name="T47"> </text:span></text:p>
      <text:p text:style-name="P44"><text:tab/> </text:p>
      <text:p text:style-name="CodeBlock"><text:span text:style-name="T47"><text:tab/>bitmap</text:span><text:span text:style-name="symbol2_5f_cpp"><text:span text:style-name="T47">-</text:span></text:span><text:span text:style-name="symbol1_5f_cpp"><text:span text:style-name="T47">&gt;</text:span></text:span><text:span text:style-name="T47">Lock</text:span><text:span text:style-name="symbol0_5f_cpp"><text:span text:style-name="T47">()</text:span></text:span><text:span text:style-name="symbol4_5f_cpp"><text:span text:style-name="T47">;</text:span></text:span><text:span text:style-name="T47"> </text:span></text:p>
      <text:p text:style-name="CodeBlock"><text:span text:style-name="T47"><text:tab/>bitmap</text:span><text:span text:style-name="symbol2_5f_cpp"><text:span text:style-name="T47">-</text:span></text:span><text:span text:style-name="symbol1_5f_cpp"><text:span text:style-name="T47">&gt;</text:span></text:span><text:span text:style-name="T47">AddChild</text:span><text:span text:style-name="symbol0_5f_cpp"><text:span text:style-name="T47">(</text:span></text:span><text:span text:style-name="T47">view</text:span><text:span text:style-name="symbol0_5f_cpp"><text:span text:style-name="T47">)</text:span></text:span><text:span text:style-name="symbol4_5f_cpp"><text:span text:style-name="T47">;</text:span></text:span><text:span text:style-name="T47"> </text:span></text:p>
      <text:p text:style-name="CodeBlock"><text:span text:style-name="T47"><text:tab/>view</text:span><text:span text:style-name="symbol2_5f_cpp"><text:span text:style-name="T47">-</text:span></text:span><text:span text:style-name="symbol1_5f_cpp"><text:span text:style-name="T47">&gt;</text:span></text:span><text:span text:style-name="T47">SetHighColor</text:span><text:span text:style-name="symbol0_5f_cpp"><text:span text:style-name="T47">(</text:span></text:span><text:span text:style-name="T47">fColor</text:span><text:span text:style-name="symbol0_5f_cpp"><text:span text:style-name="T47">)</text:span></text:span><text:span text:style-name="symbol4_5f_cpp"><text:span text:style-name="T47">;</text:span></text:span><text:span text:style-name="T47"> </text:span></text:p>
      <text:p text:style-name="CodeBlock"><text:span text:style-name="T47"><text:tab/>view</text:span><text:span text:style-name="symbol2_5f_cpp"><text:span text:style-name="T47">-</text:span></text:span><text:span text:style-name="symbol1_5f_cpp"><text:span text:style-name="T47">&gt;</text:span></text:span><text:span text:style-name="T47">FillRect</text:span><text:span text:style-name="symbol0_5f_cpp"><text:span text:style-name="T47">(</text:span></text:span><text:span text:style-name="T47">view</text:span><text:span text:style-name="symbol2_5f_cpp"><text:span text:style-name="T47">-</text:span></text:span><text:span text:style-name="symbol1_5f_cpp"><text:span text:style-name="T47">&gt;</text:span></text:span><text:span text:style-name="T47">Bounds</text:span><text:span text:style-name="symbol0_5f_cpp"><text:span text:style-name="T47">())</text:span></text:span><text:span text:style-name="symbol4_5f_cpp"><text:span text:style-name="T47">;</text:span></text:span><text:span text:style-name="T47"> </text:span></text:p>
      <text:p text:style-name="CodeBlock"><text:span text:style-name="T47"><text:tab/>view</text:span><text:span text:style-name="symbol2_5f_cpp"><text:span text:style-name="T47">-</text:span></text:span><text:span text:style-name="symbol1_5f_cpp"><text:span text:style-name="T47">&gt;</text:span></text:span><text:span text:style-name="T47">Sync</text:span><text:span text:style-name="symbol0_5f_cpp"><text:span text:style-name="T47">()</text:span></text:span><text:span text:style-name="symbol4_5f_cpp"><text:span text:style-name="T47">;</text:span></text:span><text:span text:style-name="T47"> </text:span></text:p>
      <text:p text:style-name="CodeBlock"><text:span text:style-name="T47"><text:tab/>bitmap</text:span><text:span text:style-name="symbol2_5f_cpp"><text:span text:style-name="T47">-</text:span></text:span><text:span text:style-name="symbol1_5f_cpp"><text:span text:style-name="T47">&gt;</text:span></text:span><text:span text:style-name="T47">Unlock</text:span><text:span text:style-name="symbol0_5f_cpp"><text:span text:style-name="T47">()</text:span></text:span><text:span text:style-name="symbol4_5f_cpp"><text:span text:style-name="T47">;</text:span></text:span><text:span text:style-name="T47"> </text:span></text:p>
      <text:p text:style-name="P44"><text:tab/></text:p>
      <text:p text:style-name="CodeBlock"><text:span text:style-name="T47"><text:tab/>BMessage msg</text:span><text:span text:style-name="symbol4_5f_cpp"><text:span text:style-name="T47">;</text:span></text:span><text:span text:style-name="T47"> </text:span></text:p>
      <text:p text:style-name="CodeBlock"><text:span text:style-name="T47"><text:tab/>msg.</text:span><text:span text:style-name="member0_5f_cpp"><text:span text:style-name="T47">AddPoint</text:span></text:span><text:span text:style-name="symbol0_5f_cpp"><text:span text:style-name="T47">(</text:span></text:span><text:span text:style-name="string_5f_cpp"><text:span text:style-name="T47">"click_location"</text:span></text:span><text:span text:style-name="T47">, pt</text:span><text:span text:style-name="symbol0_5f_cpp"><text:span text:style-name="T47">)</text:span></text:span><text:span text:style-name="symbol4_5f_cpp"><text:span text:style-name="T47">;</text:span></text:span><text:span text:style-name="T47"> </text:span></text:p>
      <text:p text:style-name="P43"><text:span text:style-name="T47"><text:tab/>msg.</text:span><text:span text:style-name="member0_5f_cpp"><text:span text:style-name="T47">AddData</text:span></text:span><text:span text:style-name="symbol0_5f_cpp"><text:span text:style-name="T47">(</text:span></text:span><text:span text:style-name="string_5f_cpp"><text:span text:style-name="T47">"RGBColor"</text:span></text:span><text:span text:style-name="T47">, B_RGB_COLOR_TYPE, </text:span><text:span text:style-name="symbol3_5f_cpp"><text:span text:style-name="T47">&amp;</text:span></text:span><text:span text:style-name="T47">fColor,</text:span></text:p>
      <text:p text:style-name="P43"><text:span text:style-name="T47"><text:tab/><text:tab/><text:tab/></text:span><text:span text:style-name="keyword2_5f_cpp"><text:span text:style-name="T47">sizeof</text:span></text:span><text:span text:style-name="symbol0_5f_cpp"><text:span text:style-name="T47">(</text:span></text:span><text:span text:style-name="T47">rgb_color</text:span><text:span text:style-name="symbol0_5f_cpp"><text:span text:style-name="T47">))</text:span></text:span><text:span text:style-name="symbol4_5f_cpp"><text:span text:style-name="T47">;</text:span></text:span><text:span text:style-name="T47"> </text:span></text:p>
      <text:p text:style-name="P44"><text:tab/> </text:p>
      <text:p text:style-name="CodeBlock"><text:span text:style-name="T47"><text:tab/>DragMessage</text:span><text:span text:style-name="symbol0_5f_cpp"><text:span text:style-name="T47">(</text:span></text:span><text:span text:style-name="symbol3_5f_cpp"><text:span text:style-name="T47">&amp;</text:span></text:span><text:span text:style-name="T47">msg, bitmap, BPoint</text:span><text:span text:style-name="symbol0_5f_cpp"><text:span text:style-name="T47">(</text:span></text:span><text:span text:style-name="number_5f_cpp"><text:span text:style-name="T47">12</text:span></text:span><text:span text:style-name="T47">, </text:span><text:span text:style-name="number_5f_cpp"><text:span text:style-name="T47">12</text:span></text:span><text:span text:style-name="symbol0_5f_cpp"><text:span text:style-name="T47">))</text:span></text:span><text:span text:style-name="symbol4_5f_cpp"><text:span text:style-name="T47">;</text:span></text:span><text:span text:style-name="T47"> </text:span></text:p>
      <text:p text:style-name="CodeBlock"><text:span text:style-name="symbol0_5f_cpp"><text:span text:style-name="T47">}</text:span></text:span><text:span text:style-name="T47"> </text:span></text:p>
      <text:p text:style-name="P29"/>
      <text:p text:style-name="P32"><text:span text:style-name="T49">There are three main sections of code to our implementation of </text:span><text:span text:style-name="Code"><text:span text:style-name="T49">MouseDown()</text:span></text:span><text:span text:style-name="T49">. The first section is the call to </text:span><text:span text:style-name="Code"><text:span text:style-name="T49">SetMouseEventMask()</text:span></text:span><text:span text:style-name="T49">. This function exists for our convenience and can only be called from within </text:span><text:span text:style-name="Code"><text:span text:style-name="T49">MouseDown()</text:span></text:span><text:span text:style-name="T49">. Our view will continue to receive mouse event messages until the user releases the mouse button, dramatically reducing the amount of code we need to write to handle the drag. The second section </text:span><text:span text:style-name="T50">creates a small BBitmap which will add feedback during the drag operation. The last part creates the drag message, adds the color <text:s/>and click location to it, and initiates the drag operation.</text:span></text:p>
      <text:h text:style-name="P73" text:outline-level="2">Manipulating BBitmaps</text:h>
      <text:p text:style-name="P33"><text:span text:style-name="T50">Of special note in our </text:span><text:span text:style-name="Code"><text:span text:style-name="T50">MouseDown()</text:span></text:span><text:span text:style-name="T50"> code is the way that the BBitmap is created and modified. </text:span><text:span text:style-name="T51">It is possible to create a BBitmap which accepts a BView just like a BWindow. BViews attached to a BBitmap draw on the bitmap instead of the screen. This is wildly </text:span><text:soft-page-break/><text:span text:style-name="T51">convenient because we don't have to use an external library or learn another API to get some nice graphics. There are three constructors which enable this:</text:span></text:p>
      <text:p text:style-name="P33"/>
      <text:p text:style-name="P45"><text:span text:style-name="T51">BBitmap</text:span><text:span text:style-name="symbol0_5f_cpp"><text:span text:style-name="T51">(</text:span></text:span><text:span text:style-name="T51">BRect bounds, color_space mode, </text:span><text:span text:style-name="keyword3_5f_cpp"><text:span text:style-name="T51">bool</text:span></text:span><text:span text:style-name="T51"> acceptViews </text:span><text:span text:style-name="symbol1_5f_cpp"><text:span text:style-name="T51">=</text:span></text:span><text:span text:style-name="T51"> </text:span><text:span text:style-name="keyword1_5f_cpp"><text:span text:style-name="T51">false</text:span></text:span><text:span text:style-name="T51">,</text:span></text:p>
      <text:p text:style-name="P45"><text:span text:style-name="T51"><text:tab/></text:span><text:span text:style-name="keyword3_5f_cpp"><text:span text:style-name="T51">bool</text:span></text:span><text:span text:style-name="T51"> needsContiguousRAM</text:span><text:span text:style-name="symbol0_5f_cpp"><text:span text:style-name="T51">)</text:span></text:span><text:span text:style-name="symbol4_5f_cpp"><text:span text:style-name="T51">;</text:span></text:span></text:p>
      <text:p text:style-name="P45"><text:span text:style-name="T51">BBitmap</text:span><text:span text:style-name="symbol0_5f_cpp"><text:span text:style-name="T51">(</text:span></text:span><text:span text:style-name="keyword3_5f_cpp"><text:span text:style-name="T51">const</text:span></text:span><text:span text:style-name="T51"> BBitmap </text:span><text:span text:style-name="symbol2_5f_cpp"><text:span text:style-name="T51">*</text:span></text:span><text:span text:style-name="T51">source, </text:span><text:span text:style-name="keyword3_5f_cpp"><text:span text:style-name="T51">bool</text:span></text:span><text:span text:style-name="T51"> acceptViews </text:span><text:span text:style-name="symbol1_5f_cpp"><text:span text:style-name="T51">=</text:span></text:span><text:span text:style-name="T51"> </text:span><text:span text:style-name="keyword1_5f_cpp"><text:span text:style-name="T51">false</text:span></text:span><text:span text:style-name="T51">,</text:span></text:p>
      <text:p text:style-name="P45"><text:span text:style-name="T51"><text:tab/></text:span><text:span text:style-name="keyword3_5f_cpp"><text:span text:style-name="T51">bool</text:span></text:span><text:span text:style-name="T51"> needsContiguousRAM</text:span><text:span text:style-name="symbol0_5f_cpp"><text:span text:style-name="T51">)</text:span></text:span><text:span text:style-name="symbol4_5f_cpp"><text:span text:style-name="T51">;</text:span></text:span></text:p>
      <text:p text:style-name="P46"><text:span text:style-name="T51">BBitmap</text:span><text:span text:style-name="symbol0_5f_cpp"><text:span text:style-name="T51">(</text:span></text:span><text:span text:style-name="keyword3_5f_cpp"><text:span text:style-name="T51">const</text:span></text:span><text:span text:style-name="T51"> BBitmap </text:span><text:span text:style-name="symbol3_5f_cpp"><text:span text:style-name="T51">&amp;</text:span></text:span><text:span text:style-name="T51">source, uint32 flags</text:span><text:span text:style-name="symbol0_5f_cpp"><text:span text:style-name="T51">)</text:span></text:span><text:span text:style-name="symbol4_5f_cpp"><text:span text:style-name="T51">;</text:span></text:span></text:p>
      <text:p text:style-name="P47"/>
      <text:p text:style-name="P35">The third version takes a series of flags. While there are others defined in Bitmap.h, here are the more useful ones:</text:p>
      <text:p text:style-name="P35"/>
      <table:table table:name="CommonBBitmapFlags" table:style-name="CommonBBitmapFlags">
        <table:table-column table:style-name="CommonBBitmapFlags.A"/>
        <table:table-column table:style-name="CommonBBitmapFlags.B"/>
        <table:table-header-rows>
          <table:table-row>
            <table:table-cell table:style-name="CommonBBitmapFlags.A1" office:value-type="string">
              <text:p text:style-name="P58">Flag</text:p>
            </table:table-cell>
            <table:table-cell table:style-name="CommonBBitmapFlags.B1" office:value-type="string">
              <text:p text:style-name="P58">Description</text:p>
            </table:table-cell>
          </table:table-row>
        </table:table-header-rows>
        <table:table-row>
          <table:table-cell table:style-name="CommonBBitmapFlags.A2" office:value-type="string">
            <text:p text:style-name="P53"><text:span text:style-name="Code"><text:span text:style-name="T52">B_BITMAP_CLEAR_TO_WHITE</text:span></text:span></text:p>
          </table:table-cell>
          <table:table-cell table:style-name="CommonBBitmapFlags.B2" office:value-type="string">
            <text:p text:style-name="P54">The bitmap is initialized to white when created.</text:p>
          </table:table-cell>
        </table:table-row>
        <table:table-row>
          <table:table-cell table:style-name="CommonBBitmapFlags.A2" office:value-type="string">
            <text:p text:style-name="P53"><text:span text:style-name="Code"><text:span text:style-name="T52">B_ACCEPTS_VIEWS</text:span></text:span></text:p>
          </table:table-cell>
          <table:table-cell table:style-name="CommonBBitmapFlags.B2" office:value-type="string">
            <text:p text:style-name="P54">The bitmap will accept child BViews.</text:p>
          </table:table-cell>
        </table:table-row>
        <table:table-row>
          <table:table-cell table:style-name="CommonBBitmapFlags.A2" office:value-type="string">
            <text:p text:style-name="P53"><text:span text:style-name="Code"><text:span text:style-name="T52">B_BITMAP_IS_CONTIGUOUS</text:span></text:span></text:p>
          </table:table-cell>
          <table:table-cell table:style-name="CommonBBitmapFlags.B2" office:value-type="string">
            <text:p text:style-name="P54">The physical memory allocated for the bitmap will be contiguous. This only really matters to drivers doing direct memory access.</text:p>
          </table:table-cell>
        </table:table-row>
        <table:table-row>
          <table:table-cell table:style-name="CommonBBitmapFlags.A2" office:value-type="string">
            <text:p text:style-name="P53"><text:span text:style-name="Code"><text:span text:style-name="T52">B_BITMAP_NO_SERVER_LINK</text:span></text:span></text:p>
          </table:table-cell>
          <table:table-cell table:style-name="CommonBBitmapFlags.B2" office:value-type="string">
            <text:p text:style-name="P53"><text:span text:style-name="T52">This is a Haiku-only extension in which the bitmap is created without any connection to the app_server. This has the benefit of being very lightweight, but </text:span><text:span text:style-name="T53">BViews cannot draw them with </text:span><text:span text:style-name="Code"><text:span text:style-name="T53">DrawBitmap()</text:span></text:span><text:span text:style-name="T53">.</text:span></text:p>
          </table:table-cell>
        </table:table-row>
      </table:table>
      <text:p text:style-name="P35"/>
      <text:p text:style-name="P34"><text:span text:style-name="T53">It is wise to understand some of the behind-the-scenes action which takes place when working with BBitmaps. For performance reasons, when a BBitmap is created, the app_server actually allocates the memory in an area shared with your program's BApplication object. While this speeds up </text:span><text:span text:style-name="Code"><text:span text:style-name="T53">BView::DrawBitmap()</text:span></text:span><text:span text:style-name="T53"> calls, it also forces your program to have a BApplication object to use them. Also, when you allocate a bitmap which can accept BViews, the app_server actually creates a BWindow counterpart on its side. Because of this, be conservative with the number of bitmaps which </text:span><text:span text:style-name="T54">accept children. Otherwise, your application will crash. If you need to draw a lot of bitmaps, consider using an external graphics library.</text:span></text:p>
      <text:h text:style-name="P74" text:outline-level="2">Concluding Thoughts</text:h>
      <text:p text:style-name="P36">After this thorough examination of Haiku's drag-and-drop facilities – especially the negotiated version – it may seem like this is more work than it is worth. In practice, adding drag and drop support to your programs is very little work because the negotiated version is used only very rarely. The simple method really is simple and giving the user the option to directly manipulate the interface of your program is a great way to save time for your target audienc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officeooo:rsid="0049f03e"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text-properties officeooo:rsid="00a02b4d"/>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6-18T07:36:12</dc:date>
    <meta:editing-duration>PT126H33M15S</meta:editing-duration>
    <meta:editing-cycles>1976</meta:editing-cycles>
    <meta:generator>OpenOffice.org/3.2$Linux OpenOffice.org_project/320m19$Build-9505</meta:generator>
    <dc:creator>DarkWyrm </dc:creator>
    <meta:document-statistic meta:table-count="3" meta:image-count="1" meta:object-count="0" meta:page-count="9" meta:paragraph-count="223" meta:word-count="2876" meta:character-count="17858"/>
    <meta:user-defined meta:name="Info 1"/>
    <meta:user-defined meta:name="Info 2"/>
    <meta:user-defined meta:name="Info 3"/>
    <meta:user-defined meta:name="Info 4"/>
  </office:meta>
</office:document-meta>
</file>